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bin" svg:font-family="Cabi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ntarell" svg:font-family="Cantarell"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Condensed" svg:font-family="'DejaVu Sans Condensed'" style:font-family-generic="swiss"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riam Mono CLM" svg:font-family="'Miriam Mono CLM'" style:font-pitch="fixed"/>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4.633cm" fo:margin-left="1.27cm" fo:margin-top="0cm" fo:margin-bottom="0cm" table:align="left" style:writing-mode="lr-tb"/>
    </style:style>
    <style:style style:name="Table1.A" style:family="table-column">
      <style:table-column-properties style:column-width="5.583cm"/>
    </style:style>
    <style:style style:name="Table1.B" style:family="table-column">
      <style:table-column-properties style:column-width="9.0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100%"/>
      <style:text-properties style:font-name="Cabin" fo:font-size="10pt" officeooo:rsid="002616ca" officeooo:paragraph-rsid="002616ca" style:font-size-asian="10pt" style:font-size-complex="10pt"/>
    </style:style>
    <style:style style:name="P2" style:family="paragraph" style:parent-style-name="Preformatted_20_Text">
      <style:paragraph-properties fo:margin-top="0cm" fo:margin-bottom="0cm" style:contextual-spacing="false" fo:line-height="100%"/>
      <style:text-properties officeooo:paragraph-rsid="003de0b1"/>
    </style:style>
    <style:style style:name="P3" style:family="paragraph" style:parent-style-name="Preformatted_20_Text">
      <style:paragraph-properties fo:margin-top="0cm" fo:margin-bottom="0cm" style:contextual-spacing="false" fo:line-height="100%"/>
      <style:text-properties style:font-name="Liberation Serif" fo:font-size="12pt" officeooo:rsid="003bc0e7" officeooo:paragraph-rsid="003de0b1" style:font-size-asian="12pt" style:font-size-complex="12pt"/>
    </style:style>
    <style:style style:name="P4" style:family="paragraph" style:parent-style-name="Preformatted_20_Text">
      <style:paragraph-properties fo:margin-top="0cm" fo:margin-bottom="0cm" style:contextual-spacing="false" fo:line-height="100%"/>
      <style:text-properties style:font-name="Liberation Serif" fo:font-size="12pt" fo:font-weight="normal" officeooo:rsid="001b89e3" officeooo:paragraph-rsid="00411d5a" fo:background-color="transparent" style:font-size-asian="12pt" style:font-weight-asian="normal" style:font-size-complex="12pt" style:font-weight-complex="normal"/>
    </style:style>
    <style:style style:name="P5" style:family="paragraph" style:parent-style-name="Standard">
      <style:text-properties style:font-name="Liberation Serif" fo:font-size="11pt" fo:font-weight="normal" officeooo:rsid="006cf496" officeooo:paragraph-rsid="006e086d" fo:background-color="transparent" style:font-size-asian="11pt" style:font-weight-asian="normal" style:font-size-complex="11pt" style:font-weight-complex="normal"/>
    </style:style>
    <style:style style:name="P6" style:family="paragraph" style:parent-style-name="Standard">
      <style:text-properties officeooo:paragraph-rsid="005f7154"/>
    </style:style>
    <style:style style:name="P7" style:family="paragraph" style:parent-style-name="Preformatted_20_Text">
      <style:paragraph-properties fo:margin-top="0cm" fo:margin-bottom="0cm" style:contextual-spacing="false" fo:line-height="100%"/>
      <style:text-properties style:font-name="Cantarell" fo:font-size="11pt" officeooo:paragraph-rsid="000f0172" style:font-size-asian="11pt" style:font-size-complex="11pt"/>
    </style:style>
    <style:style style:name="P8" style:family="paragraph" style:parent-style-name="Preformatted_20_Text">
      <style:paragraph-properties fo:margin-top="0cm" fo:margin-bottom="0cm" style:contextual-spacing="false" fo:line-height="100%"/>
      <style:text-properties style:font-name="Cantarell" fo:font-size="11pt" officeooo:paragraph-rsid="00214ac6" style:font-size-asian="11pt" style:font-size-complex="11pt"/>
    </style:style>
    <style:style style:name="P9" style:family="paragraph" style:parent-style-name="Preformatted_20_Text">
      <style:paragraph-properties fo:margin-top="0cm" fo:margin-bottom="0cm" style:contextual-spacing="false" fo:line-height="100%"/>
      <style:text-properties style:font-name="Cantarell" fo:font-size="11pt" officeooo:paragraph-rsid="003a8d22" style:font-size-asian="11pt" style:font-size-complex="11pt"/>
    </style:style>
    <style:style style:name="P10" style:family="paragraph" style:parent-style-name="Preformatted_20_Text">
      <style:text-properties style:font-name="Cantarell" fo:font-size="11pt" style:font-size-asian="11pt" style:font-size-complex="11pt"/>
    </style:style>
    <style:style style:name="P11" style:family="paragraph" style:parent-style-name="Preformatted_20_Text">
      <style:paragraph-properties fo:margin-top="0cm" fo:margin-bottom="0.499cm" style:contextual-spacing="false"/>
      <style:text-properties style:font-name="Cantarell" fo:font-size="11pt" style:font-size-asian="11pt" style:font-size-complex="11pt"/>
    </style:style>
    <style:style style:name="P12" style:family="paragraph" style:parent-style-name="Preformatted_20_Text">
      <style:paragraph-properties fo:margin-top="0cm" fo:margin-bottom="0cm" style:contextual-spacing="false" fo:line-height="100%"/>
      <style:text-properties style:font-name="Cantarell" fo:font-size="11pt" officeooo:rsid="00190a75" officeooo:paragraph-rsid="00190a75" style:font-size-asian="11pt" style:font-size-complex="11pt"/>
    </style:style>
    <style:style style:name="P13" style:family="paragraph" style:parent-style-name="Preformatted_20_Text">
      <style:paragraph-properties fo:margin-top="0cm" fo:margin-bottom="0cm" style:contextual-spacing="false" fo:line-height="100%"/>
      <style:text-properties style:font-name="Cantarell" fo:font-size="11pt" officeooo:rsid="001adf9e" officeooo:paragraph-rsid="003a8d22" style:font-size-asian="11pt" style:font-size-complex="11pt"/>
    </style:style>
    <style:style style:name="P14" style:family="paragraph" style:parent-style-name="Preformatted_20_Text">
      <style:paragraph-properties fo:margin-top="0cm" fo:margin-bottom="0cm" style:contextual-spacing="false" fo:line-height="100%"/>
      <style:text-properties style:font-name="Cantarell" fo:font-size="11pt" officeooo:rsid="001adf9e" officeooo:paragraph-rsid="003bc0e7" style:font-size-asian="11pt" style:font-size-complex="11pt"/>
    </style:style>
    <style:style style:name="P15" style:family="paragraph" style:parent-style-name="Preformatted_20_Text">
      <style:paragraph-properties fo:margin-top="0cm" fo:margin-bottom="0cm" style:contextual-spacing="false" fo:line-height="100%"/>
      <style:text-properties style:font-name="Cantarell" fo:font-size="11pt" officeooo:rsid="003bc0e7" officeooo:paragraph-rsid="003bc0e7" style:font-size-asian="11pt" style:font-size-complex="11pt"/>
    </style:style>
    <style:style style:name="P16" style:family="paragraph" style:parent-style-name="Preformatted_20_Text">
      <style:paragraph-properties fo:margin-top="0cm" fo:margin-bottom="0cm" style:contextual-spacing="false" fo:line-height="100%"/>
      <style:text-properties style:font-name="Cantarell" fo:font-size="11pt" fo:font-weight="bold" officeooo:rsid="001b89e3" officeooo:paragraph-rsid="003a55d1" style:font-size-asian="11pt" style:font-weight-asian="bold" style:font-size-complex="11pt" style:font-weight-complex="bold"/>
    </style:style>
    <style:style style:name="P17" style:family="paragraph" style:parent-style-name="Preformatted_20_Text">
      <style:paragraph-properties fo:margin-top="0cm" fo:margin-bottom="0cm" style:contextual-spacing="false" fo:line-height="100%"/>
      <style:text-properties style:font-name="Cantarell" fo:font-size="11pt" fo:font-weight="bold" officeooo:rsid="001b89e3" officeooo:paragraph-rsid="003a8d22" style:font-size-asian="11pt" style:font-weight-asian="bold" style:font-size-complex="11pt" style:font-weight-complex="bold"/>
    </style:style>
    <style:style style:name="P18" style:family="paragraph" style:parent-style-name="Preformatted_20_Text">
      <style:paragraph-properties fo:margin-top="0cm" fo:margin-bottom="0cm" style:contextual-spacing="false" fo:line-height="100%"/>
      <style:text-properties style:font-name="Cantarell" fo:font-size="11pt" fo:font-weight="bold" officeooo:rsid="001b89e3" officeooo:paragraph-rsid="00358faa" style:font-size-asian="11pt" style:font-weight-asian="bold" style:font-size-complex="11pt" style:font-weight-complex="bold"/>
    </style:style>
    <style:style style:name="P19" style:family="paragraph" style:parent-style-name="Preformatted_20_Text">
      <style:paragraph-properties fo:margin-top="0cm" fo:margin-bottom="0cm" style:contextual-spacing="false" fo:line-height="100%"/>
      <style:text-properties style:font-name="Cantarell" fo:font-size="11pt" fo:font-weight="bold" officeooo:rsid="001adf9e" officeooo:paragraph-rsid="003a8d22" style:font-size-asian="11pt" style:font-weight-asian="bold" style:font-size-complex="11pt" style:font-weight-complex="bold"/>
    </style:style>
    <style:style style:name="P20" style:family="paragraph" style:parent-style-name="Preformatted_20_Text">
      <style:paragraph-properties fo:margin-top="0cm" fo:margin-bottom="0cm" style:contextual-spacing="false" fo:line-height="100%"/>
      <style:text-properties style:font-name="Cantarell" fo:font-size="11pt" fo:font-weight="bold" officeooo:rsid="001b89e3" officeooo:paragraph-rsid="0087e6d8" fo:background-color="transparent" style:font-size-asian="11pt" style:font-weight-asian="bold" style:font-size-complex="11pt" style:font-weight-complex="bold"/>
    </style:style>
    <style:style style:name="P21" style:family="paragraph" style:parent-style-name="Preformatted_20_Text">
      <style:paragraph-properties fo:margin-top="0cm" fo:margin-bottom="0cm" style:contextual-spacing="false" fo:line-height="100%"/>
      <style:text-properties style:font-name="Cantarell" fo:font-size="11pt" fo:font-weight="normal" officeooo:rsid="001b89e3" officeooo:paragraph-rsid="003a55d1" fo:background-color="transparent" style:font-size-asian="11pt" style:font-weight-asian="normal" style:font-size-complex="11pt" style:font-weight-complex="normal"/>
    </style:style>
    <style:style style:name="P22" style:family="paragraph" style:parent-style-name="Preformatted_20_Text">
      <style:paragraph-properties fo:margin-top="0cm" fo:margin-bottom="0cm" style:contextual-spacing="false" fo:line-height="100%"/>
      <style:text-properties style:font-name="Cantarell" fo:font-size="11pt" fo:font-weight="normal" officeooo:rsid="001b89e3" officeooo:paragraph-rsid="003a8d22" fo:background-color="transparent" style:font-size-asian="11pt" style:font-weight-asian="normal" style:font-size-complex="11pt" style:font-weight-complex="normal"/>
    </style:style>
    <style:style style:name="P23" style:family="paragraph" style:parent-style-name="Preformatted_20_Text">
      <style:paragraph-properties fo:margin-top="0cm" fo:margin-bottom="0cm" style:contextual-spacing="false" fo:line-height="100%"/>
      <style:text-properties style:font-name="Cantarell" fo:font-size="11pt" fo:font-weight="normal" officeooo:rsid="001b89e3" officeooo:paragraph-rsid="00449beb" fo:background-color="transparent" style:font-size-asian="11pt" style:font-weight-asian="normal" style:font-size-complex="11pt" style:font-weight-complex="normal"/>
    </style:style>
    <style:style style:name="P24" style:family="paragraph" style:parent-style-name="Preformatted_20_Text">
      <style:paragraph-properties fo:margin-top="0cm" fo:margin-bottom="0cm" style:contextual-spacing="false" fo:line-height="100%"/>
      <style:text-properties style:font-name="Cantarell" fo:font-size="11pt" fo:font-weight="normal" officeooo:rsid="001b89e3" officeooo:paragraph-rsid="00358faa" fo:background-color="transparent" style:font-size-asian="11pt" style:font-weight-asian="normal" style:font-size-complex="11pt" style:font-weight-complex="normal"/>
    </style:style>
    <style:style style:name="P25" style:family="paragraph" style:parent-style-name="Preformatted_20_Text">
      <style:paragraph-properties fo:margin-top="0cm" fo:margin-bottom="0cm" style:contextual-spacing="false" fo:line-height="100%"/>
      <style:text-properties style:font-name="Cantarell" fo:font-size="11pt" fo:font-weight="normal" officeooo:rsid="00469526" officeooo:paragraph-rsid="00469526" fo:background-color="transparent" style:font-size-asian="11pt" style:font-weight-asian="normal" style:font-size-complex="11pt" style:font-weight-complex="normal"/>
    </style:style>
    <style:style style:name="P26" style:family="paragraph" style:parent-style-name="Preformatted_20_Text">
      <style:paragraph-properties fo:margin-top="0cm" fo:margin-bottom="0cm" style:contextual-spacing="false" fo:line-height="100%"/>
      <style:text-properties style:font-name="Cantarell" fo:font-size="11pt" fo:font-weight="normal" officeooo:rsid="0046f958" officeooo:paragraph-rsid="0046f958" fo:background-color="transparent" style:font-size-asian="11pt" style:font-weight-asian="normal" style:font-size-complex="11pt" style:font-weight-complex="normal"/>
    </style:style>
    <style:style style:name="P27" style:family="paragraph" style:parent-style-name="Preformatted_20_Text">
      <style:paragraph-properties fo:margin-top="0cm" fo:margin-bottom="0cm" style:contextual-spacing="false" fo:line-height="100%"/>
      <style:text-properties style:font-name="Cantarell" fo:font-size="11pt" fo:font-weight="normal" officeooo:rsid="004aae37" officeooo:paragraph-rsid="004aae37" fo:background-color="transparent" style:font-size-asian="11pt" style:font-weight-asian="normal" style:font-size-complex="11pt" style:font-weight-complex="normal"/>
    </style:style>
    <style:style style:name="P28" style:family="paragraph" style:parent-style-name="Preformatted_20_Text">
      <style:paragraph-properties fo:margin-top="0cm" fo:margin-bottom="0cm" style:contextual-spacing="false" fo:line-height="100%"/>
      <style:text-properties style:font-name="Cantarell" fo:font-size="11pt" fo:font-weight="normal" officeooo:rsid="0054c8b0" officeooo:paragraph-rsid="0054c8b0" fo:background-color="transparent" style:font-size-asian="11pt" style:font-weight-asian="normal" style:font-size-complex="11pt" style:font-weight-complex="normal"/>
    </style:style>
    <style:style style:name="P29" style:family="paragraph" style:parent-style-name="Preformatted_20_Text">
      <style:paragraph-properties fo:margin-top="0cm" fo:margin-bottom="0cm" style:contextual-spacing="false" fo:line-height="100%"/>
      <style:text-properties style:font-name="Cantarell" fo:font-size="11pt" fo:font-weight="normal" officeooo:rsid="0087e6d8" officeooo:paragraph-rsid="0087e6d8" fo:background-color="transparent" style:font-size-asian="11pt" style:font-weight-asian="normal" style:font-size-complex="11pt" style:font-weight-complex="normal"/>
    </style:style>
    <style:style style:name="P30" style:family="paragraph" style:parent-style-name="Preformatted_20_Text">
      <style:paragraph-properties fo:margin-top="0cm" fo:margin-bottom="0cm" style:contextual-spacing="false" fo:line-height="100%"/>
      <style:text-properties style:font-name="Cantarell" fo:font-size="11pt" officeooo:rsid="001adf9e" officeooo:paragraph-rsid="003bc0e7" fo:background-color="#ffff00" style:font-size-asian="11pt" style:font-size-complex="11pt"/>
    </style:style>
    <style:style style:name="P31" style:family="paragraph" style:parent-style-name="List_20_Paragraph" style:list-style-name="WWNum8">
      <style:text-properties officeooo:paragraph-rsid="005a5ecb"/>
    </style:style>
    <style:style style:name="P32" style:family="paragraph" style:parent-style-name="List_20_Paragraph" style:list-style-name="WWNum8">
      <style:text-properties officeooo:paragraph-rsid="006e086d"/>
    </style:style>
    <style:style style:name="P33" style:family="paragraph" style:parent-style-name="List_20_Paragraph" style:list-style-name="WWNum8">
      <style:text-properties officeooo:paragraph-rsid="00763c80"/>
    </style:style>
    <style:style style:name="P34" style:family="paragraph" style:parent-style-name="List_20_Paragraph" style:list-style-name="WWNum2">
      <style:text-properties style:font-name="Cantarell" fo:font-size="11pt" officeooo:paragraph-rsid="00579a8a" style:font-size-asian="11pt" style:font-size-complex="11pt"/>
    </style:style>
    <style:style style:name="P35" style:family="paragraph" style:parent-style-name="List_20_Paragraph" style:list-style-name="WWNum2">
      <style:text-properties style:font-name="Cantarell" fo:font-size="11pt" officeooo:paragraph-rsid="0075b9fa" style:font-size-asian="11pt" style:font-size-complex="11pt"/>
    </style:style>
    <style:style style:name="P36" style:family="paragraph" style:parent-style-name="List_20_Paragraph" style:list-style-name="WWNum2">
      <style:text-properties style:font-name="Cantarell" fo:font-size="11pt" officeooo:paragraph-rsid="0082e86a" style:font-size-asian="11pt" style:font-size-complex="11pt"/>
    </style:style>
    <style:style style:name="P37" style:family="paragraph" style:parent-style-name="List_20_Paragraph" style:list-style-name="WWNum8">
      <style:text-properties style:font-name="Cantarell" fo:font-size="11pt" officeooo:paragraph-rsid="00579a8a" style:font-size-asian="11pt" style:font-size-complex="11pt"/>
    </style:style>
    <style:style style:name="P38" style:family="paragraph" style:parent-style-name="List_20_Paragraph" style:list-style-name="WWNum8">
      <style:text-properties style:font-name="Cantarell" fo:font-size="11pt" officeooo:paragraph-rsid="00592147" style:font-size-asian="11pt" style:font-size-complex="11pt"/>
    </style:style>
    <style:style style:name="P39" style:family="paragraph" style:parent-style-name="List_20_Paragraph" style:list-style-name="WWNum8">
      <style:paragraph-properties fo:margin-left="0cm" fo:margin-right="0cm" fo:text-indent="0cm" style:auto-text-indent="false"/>
      <style:text-properties style:font-name="Cantarell" fo:font-size="11pt" officeooo:paragraph-rsid="00592147" style:font-size-asian="11pt" style:font-size-complex="11pt"/>
    </style:style>
    <style:style style:name="P40" style:family="paragraph" style:parent-style-name="List_20_Paragraph" style:list-style-name="WWNum8">
      <style:text-properties style:font-name="Cantarell" fo:font-size="11pt" officeooo:paragraph-rsid="0075b9fa" style:font-size-asian="11pt" style:font-size-complex="11pt"/>
    </style:style>
    <style:style style:name="P41" style:family="paragraph" style:parent-style-name="List_20_Paragraph">
      <style:text-properties style:font-name="Cantarell" fo:font-size="11pt" officeooo:paragraph-rsid="00579a8a" style:font-size-asian="11pt" style:font-size-complex="11pt"/>
    </style:style>
    <style:style style:name="P42" style:family="paragraph" style:parent-style-name="List_20_Paragraph">
      <style:paragraph-properties fo:margin-left="0cm" fo:margin-right="0cm" fo:margin-top="0cm" fo:margin-bottom="0cm" style:contextual-spacing="true" fo:line-height="100%" fo:text-indent="0cm" style:auto-text-indent="false"/>
      <style:text-properties style:font-name="Cantarell" fo:font-size="11pt" officeooo:paragraph-rsid="00579a8a" style:font-size-asian="11pt" style:font-size-complex="11pt"/>
    </style:style>
    <style:style style:name="P43" style:family="paragraph" style:parent-style-name="List_20_Paragraph">
      <style:paragraph-properties fo:margin-left="0cm" fo:margin-right="0cm" fo:margin-top="0cm" fo:margin-bottom="0cm" style:contextual-spacing="true" fo:line-height="100%" fo:text-indent="0cm" style:auto-text-indent="false"/>
      <style:text-properties style:font-name="Cantarell" fo:font-size="11pt" officeooo:paragraph-rsid="0057ba88" style:font-size-asian="11pt" style:font-size-complex="11pt"/>
    </style:style>
    <style:style style:name="P44" style:family="paragraph" style:parent-style-name="List_20_Paragraph">
      <style:paragraph-properties fo:margin-left="0cm" fo:margin-right="0cm" fo:margin-top="0cm" fo:margin-bottom="0cm" style:contextual-spacing="true" fo:line-height="100%" fo:text-indent="0cm" style:auto-text-indent="false"/>
      <style:text-properties style:font-name="Cantarell" fo:font-size="11pt" officeooo:rsid="005a8509" officeooo:paragraph-rsid="005a8509" style:font-size-asian="11pt" style:font-size-complex="11pt"/>
    </style:style>
    <style:style style:name="P45" style:family="paragraph" style:parent-style-name="List_20_Paragraph">
      <style:paragraph-properties fo:margin-left="0cm" fo:margin-right="0cm" fo:margin-top="0cm" fo:margin-bottom="0cm" style:contextual-spacing="true" fo:line-height="100%" fo:text-indent="0cm" style:auto-text-indent="false"/>
      <style:text-properties style:font-name="Cantarell" fo:font-size="11pt" officeooo:rsid="005a8509" officeooo:paragraph-rsid="0057ba88" style:font-size-asian="11pt" style:font-size-complex="11pt"/>
    </style:style>
    <style:style style:name="P46" style:family="paragraph" style:parent-style-name="List_20_Paragraph" style:list-style-name="WWNum5">
      <style:paragraph-properties fo:margin-left="0cm" fo:margin-right="0cm" fo:text-indent="0cm" style:auto-text-indent="false"/>
      <style:text-properties style:font-name="Cantarell" fo:font-size="11pt" officeooo:rsid="005c1906" officeooo:paragraph-rsid="005c1906" style:font-size-asian="11pt" style:font-size-complex="11pt"/>
    </style:style>
    <style:style style:name="P47" style:family="paragraph" style:parent-style-name="List_20_Paragraph">
      <style:text-properties style:font-name="Cantarell" fo:font-size="11pt" officeooo:paragraph-rsid="00592147" style:font-size-asian="11pt" style:font-size-complex="11pt"/>
    </style:style>
    <style:style style:name="P48" style:family="paragraph" style:parent-style-name="List_20_Paragraph">
      <style:text-properties style:font-name="Cantarell" fo:font-size="11pt" officeooo:rsid="00592147" officeooo:paragraph-rsid="00592147" style:font-size-asian="11pt" style:font-size-complex="11pt"/>
    </style:style>
    <style:style style:name="P49" style:family="paragraph" style:parent-style-name="List_20_Paragraph">
      <style:text-properties style:font-name="Cantarell" fo:font-size="11pt" officeooo:paragraph-rsid="006e086d" style:font-size-asian="11pt" style:font-size-complex="11pt"/>
    </style:style>
    <style:style style:name="P50" style:family="paragraph" style:parent-style-name="List_20_Paragraph">
      <style:paragraph-properties fo:margin-left="0cm" fo:margin-right="0cm" fo:text-indent="0cm" style:auto-text-indent="false"/>
      <style:text-properties style:font-name="Cantarell" fo:font-size="11pt" officeooo:paragraph-rsid="00763c80" style:font-size-asian="11pt" style:font-size-complex="11pt"/>
    </style:style>
    <style:style style:name="P51" style:family="paragraph" style:parent-style-name="List_20_Paragraph">
      <style:paragraph-properties fo:margin-left="0cm" fo:margin-right="0cm" fo:text-indent="0cm" style:auto-text-indent="false"/>
      <style:text-properties style:font-name="Cantarell" fo:font-size="11pt" officeooo:paragraph-rsid="00789998" style:font-size-asian="11pt" style:font-size-complex="11pt"/>
    </style:style>
    <style:style style:name="P52" style:family="paragraph" style:parent-style-name="List_20_Paragraph">
      <style:paragraph-properties fo:margin-left="0cm" fo:margin-right="0cm" fo:text-indent="0cm" style:auto-text-indent="false"/>
      <style:text-properties style:font-name="Cantarell" fo:font-size="11pt" officeooo:rsid="007afef0" officeooo:paragraph-rsid="007afef0" style:font-size-asian="11pt" style:font-size-complex="11pt"/>
    </style:style>
    <style:style style:name="P53" style:family="paragraph" style:parent-style-name="List_20_Paragraph">
      <style:paragraph-properties fo:margin-left="0cm" fo:margin-right="0cm" fo:text-indent="0cm" style:auto-text-indent="false"/>
      <style:text-properties style:font-name="Cantarell" fo:font-size="11pt" officeooo:rsid="008258b6" officeooo:paragraph-rsid="008258b6" style:font-size-asian="11pt" style:font-size-complex="11pt"/>
    </style:style>
    <style:style style:name="P54" style:family="paragraph" style:parent-style-name="List_20_Paragraph" style:list-style-name="WWNum15">
      <style:text-properties style:font-name="Cantarell" fo:font-size="11pt" officeooo:paragraph-rsid="0082e86a" style:font-size-asian="11pt" style:font-size-complex="11pt"/>
    </style:style>
    <style:style style:name="P55" style:family="paragraph" style:parent-style-name="Standard">
      <style:paragraph-properties fo:margin-top="0cm" fo:margin-bottom="0cm" style:contextual-spacing="false" fo:line-height="100%" fo:text-align="center" style:justify-single-word="false"/>
      <style:text-properties style:font-name="Cantarell" fo:font-size="11pt" fo:font-weight="bold" officeooo:rsid="00867165" officeooo:paragraph-rsid="00867165" style:font-size-asian="11pt" style:font-weight-asian="bold" style:font-size-complex="11pt" style:font-weight-complex="bold"/>
    </style:style>
    <style:style style:name="P56" style:family="paragraph" style:parent-style-name="Standard">
      <style:paragraph-properties fo:margin-top="0cm" fo:margin-bottom="0cm" style:contextual-spacing="false" fo:line-height="100%"/>
      <style:text-properties style:font-name="Cantarell" fo:font-size="11pt" fo:font-weight="bold" officeooo:rsid="004ff6ef" officeooo:paragraph-rsid="00867165" style:font-size-asian="11pt" style:font-weight-asian="bold" style:font-size-complex="11pt" style:font-weight-complex="bold"/>
    </style:style>
    <style:style style:name="P57" style:family="paragraph" style:parent-style-name="Standard">
      <style:paragraph-properties fo:margin-top="0cm" fo:margin-bottom="0cm" style:contextual-spacing="false" fo:line-height="100%"/>
      <style:text-properties style:font-name="Cantarell" fo:font-size="11pt" fo:font-weight="bold" officeooo:rsid="000da0aa" officeooo:paragraph-rsid="001f7a42" style:font-size-asian="11pt" style:font-weight-asian="bold" style:font-size-complex="11pt" style:font-weight-complex="bold"/>
    </style:style>
    <style:style style:name="P58" style:family="paragraph" style:parent-style-name="Standard">
      <style:paragraph-properties fo:margin-top="0cm" fo:margin-bottom="0cm" style:contextual-spacing="false" fo:line-height="100%"/>
      <style:text-properties style:font-name="Cantarell" fo:font-size="11pt" fo:font-weight="bold" officeooo:rsid="000da0aa" officeooo:paragraph-rsid="0015b668" style:font-size-asian="11pt" style:font-weight-asian="bold" style:font-size-complex="11pt" style:font-weight-complex="bold"/>
    </style:style>
    <style:style style:name="P59" style:family="paragraph" style:parent-style-name="Standard">
      <style:paragraph-properties fo:margin-top="0cm" fo:margin-bottom="0cm" style:contextual-spacing="false" fo:line-height="100%"/>
      <style:text-properties style:font-name="Cantarell" fo:font-size="11pt" fo:font-weight="bold" officeooo:rsid="000f0172" officeooo:paragraph-rsid="000f0172" style:font-size-asian="11pt" style:font-weight-asian="bold" style:font-size-complex="11pt" style:font-weight-complex="bold"/>
    </style:style>
    <style:style style:name="P60" style:family="paragraph" style:parent-style-name="Standard">
      <style:paragraph-properties fo:margin-top="0cm" fo:margin-bottom="0cm" style:contextual-spacing="false" fo:line-height="100%"/>
      <style:text-properties style:font-name="Cantarell" fo:font-size="11pt" fo:font-weight="bold" officeooo:rsid="0010f1f3" officeooo:paragraph-rsid="0010f1f3" style:font-size-asian="11pt" style:font-weight-asian="bold" style:font-size-complex="11pt" style:font-weight-complex="bold"/>
    </style:style>
    <style:style style:name="P61" style:family="paragraph" style:parent-style-name="Standard">
      <style:paragraph-properties fo:margin-top="0cm" fo:margin-bottom="0cm" style:contextual-spacing="false" fo:line-height="100%"/>
      <style:text-properties style:font-name="Cantarell" fo:font-size="11pt" fo:font-weight="bold" officeooo:rsid="00265f9b" officeooo:paragraph-rsid="00265f9b" style:font-size-asian="11pt" style:font-weight-asian="bold" style:font-size-complex="11pt" style:font-weight-complex="bold"/>
    </style:style>
    <style:style style:name="P62" style:family="paragraph" style:parent-style-name="Standard">
      <style:paragraph-properties fo:margin-top="0cm" fo:margin-bottom="0cm" style:contextual-spacing="false" fo:line-height="100%"/>
      <style:text-properties style:font-name="Cantarell" fo:font-size="11pt" fo:font-weight="bold" officeooo:rsid="002a1a24" officeooo:paragraph-rsid="002a1a24" style:font-size-asian="11pt" style:font-weight-asian="bold" style:font-size-complex="11pt" style:font-weight-complex="bold"/>
    </style:style>
    <style:style style:name="P63" style:family="paragraph" style:parent-style-name="Standard">
      <style:paragraph-properties fo:margin-top="0cm" fo:margin-bottom="0cm" style:contextual-spacing="false" fo:line-height="100%" fo:break-before="page"/>
      <style:text-properties style:font-name="Cantarell" fo:font-size="11pt" fo:font-weight="bold" officeooo:rsid="002a1a24" officeooo:paragraph-rsid="002a1a24" style:font-size-asian="11pt" style:font-weight-asian="bold" style:font-size-complex="11pt" style:font-weight-complex="bold"/>
    </style:style>
    <style:style style:name="P64" style:family="paragraph" style:parent-style-name="Standard">
      <style:text-properties style:font-name="Cantarell" fo:font-size="11pt" fo:font-weight="bold" officeooo:paragraph-rsid="00579a8a" style:font-size-asian="11pt" style:font-weight-asian="bold" style:font-size-complex="11pt"/>
    </style:style>
    <style:style style:name="P65" style:family="paragraph" style:parent-style-name="Standard">
      <style:paragraph-properties fo:break-before="page"/>
      <style:text-properties style:font-name="Cantarell" fo:font-size="11pt" fo:font-weight="bold" officeooo:paragraph-rsid="00579a8a" style:font-size-asian="11pt" style:font-weight-asian="bold" style:font-size-complex="11pt"/>
    </style:style>
    <style:style style:name="P66" style:family="paragraph" style:parent-style-name="Standard">
      <style:text-properties style:font-name="Cantarell" fo:font-size="11pt" fo:font-weight="bold" officeooo:paragraph-rsid="0075b9fa" style:font-size-asian="11pt" style:font-weight-asian="bold" style:font-size-complex="11pt"/>
    </style:style>
    <style:style style:name="P67" style:family="paragraph" style:parent-style-name="Standard">
      <style:text-properties style:font-name="Cantarell" fo:font-size="11pt" fo:font-weight="bold" officeooo:paragraph-rsid="0082e86a" style:font-size-asian="11pt" style:font-weight-asian="bold" style:font-size-complex="11pt"/>
    </style:style>
    <style:style style:name="P68" style:family="paragraph" style:parent-style-name="Standard">
      <style:paragraph-properties fo:margin-top="0cm" fo:margin-bottom="0cm" style:contextual-spacing="false" fo:line-height="100%"/>
      <style:text-properties style:font-name="Cantarell" fo:font-size="11pt" fo:font-weight="bold" officeooo:rsid="002ed680" officeooo:paragraph-rsid="002ed680" fo:background-color="transparent" style:font-size-asian="11pt" style:font-weight-asian="bold" style:font-size-complex="11pt" style:font-weight-complex="bold"/>
    </style:style>
    <style:style style:name="P69" style:family="paragraph" style:parent-style-name="Standard">
      <style:paragraph-properties fo:margin-top="0cm" fo:margin-bottom="0cm" style:contextual-spacing="false" fo:line-height="100%" fo:break-before="page"/>
      <style:text-properties style:font-name="Cantarell" fo:font-size="11pt" fo:font-weight="bold" officeooo:rsid="002ed680" officeooo:paragraph-rsid="002ed680" fo:background-color="transparent" style:font-size-asian="11pt" style:font-weight-asian="bold" style:font-size-complex="11pt" style:font-weight-complex="bold"/>
    </style:style>
    <style:style style:name="P70" style:family="paragraph" style:parent-style-name="Standard">
      <style:paragraph-properties fo:margin-top="0cm" fo:margin-bottom="0cm" style:contextual-spacing="false" fo:line-height="100%"/>
      <style:text-properties style:font-name="Cantarell" fo:font-size="11pt" fo:font-weight="bold" officeooo:rsid="002fc0e8" officeooo:paragraph-rsid="00333bfd" fo:background-color="transparent" style:font-size-asian="11pt" style:font-weight-asian="bold" style:font-size-complex="11pt" style:font-weight-complex="bold"/>
    </style:style>
    <style:style style:name="P71" style:family="paragraph" style:parent-style-name="Standard">
      <style:paragraph-properties fo:margin-top="0cm" fo:margin-bottom="0cm" style:contextual-spacing="false" fo:line-height="100%"/>
      <style:text-properties style:font-name="Cantarell" fo:font-size="11pt" fo:font-weight="bold" officeooo:rsid="00359051" officeooo:paragraph-rsid="00359051" fo:background-color="transparent" style:font-size-asian="11pt" style:font-weight-asian="bold" style:font-size-complex="11pt" style:font-weight-complex="bold"/>
    </style:style>
    <style:style style:name="P72" style:family="paragraph" style:parent-style-name="Standard">
      <style:paragraph-properties fo:margin-top="0cm" fo:margin-bottom="0cm" style:contextual-spacing="false" fo:line-height="100%" fo:break-before="page"/>
      <style:text-properties style:font-name="Cantarell" fo:font-size="11pt" fo:font-weight="bold" officeooo:rsid="00359051" officeooo:paragraph-rsid="00359051" fo:background-color="transparent" style:font-size-asian="11pt" style:font-weight-asian="bold" style:font-size-complex="11pt" style:font-weight-complex="bold"/>
    </style:style>
    <style:style style:name="P73" style:family="paragraph" style:parent-style-name="Standard">
      <style:paragraph-properties fo:margin-top="0cm" fo:margin-bottom="0cm" style:contextual-spacing="false" fo:line-height="100%"/>
      <style:text-properties style:font-name="Cantarell" fo:font-size="11pt" fo:font-weight="normal" officeooo:rsid="004ff6ef" officeooo:paragraph-rsid="00867165" style:font-size-asian="11pt" style:font-weight-asian="normal" style:font-size-complex="11pt" style:font-weight-complex="normal"/>
    </style:style>
    <style:style style:name="P74" style:family="paragraph" style:parent-style-name="Standard">
      <style:paragraph-properties fo:margin-top="0cm" fo:margin-bottom="0cm" style:contextual-spacing="false" fo:line-height="100%"/>
      <style:text-properties style:font-name="Cantarell" fo:font-size="11pt" fo:font-weight="normal" officeooo:rsid="000da0aa" officeooo:paragraph-rsid="004ff6ef" style:font-size-asian="11pt" style:font-weight-asian="normal" style:font-size-complex="11pt" style:font-weight-complex="normal"/>
    </style:style>
    <style:style style:name="P75" style:family="paragraph" style:parent-style-name="Standard">
      <style:paragraph-properties fo:margin-top="0cm" fo:margin-bottom="0cm" style:contextual-spacing="false" fo:line-height="100%"/>
      <style:text-properties style:font-name="Cantarell" fo:font-size="11pt" fo:font-weight="normal" officeooo:rsid="001de9f5" officeooo:paragraph-rsid="001de9f5" fo:background-color="#ffff00" style:font-size-asian="11pt" style:font-weight-asian="normal" style:font-size-complex="11pt" style:font-weight-complex="normal"/>
    </style:style>
    <style:style style:name="P76" style:family="paragraph" style:parent-style-name="Standard">
      <style:paragraph-properties fo:margin-top="0cm" fo:margin-bottom="0cm" style:contextual-spacing="false" fo:line-height="100%"/>
      <style:text-properties style:font-name="Cantarell" fo:font-size="11pt" fo:font-weight="normal" officeooo:rsid="002d75f6" officeooo:paragraph-rsid="004e2708" fo:background-color="#ffff00" style:font-size-asian="11pt" style:font-weight-asian="normal" style:font-size-complex="11pt" style:font-weight-complex="normal"/>
    </style:style>
    <style:style style:name="P77" style:family="paragraph" style:parent-style-name="Standard">
      <style:paragraph-properties fo:margin-top="0cm" fo:margin-bottom="0cm" style:contextual-spacing="false" fo:line-height="100%"/>
      <style:text-properties style:font-name="Cantarell" fo:font-size="11pt" fo:font-weight="normal" officeooo:rsid="002d75f6" officeooo:paragraph-rsid="004f1ff4" fo:background-color="#ffff00" style:font-size-asian="11pt" style:font-weight-asian="normal" style:font-size-complex="11pt" style:font-weight-complex="normal"/>
    </style:style>
    <style:style style:name="P78" style:family="paragraph" style:parent-style-name="Standard">
      <style:paragraph-properties fo:margin-top="0cm" fo:margin-bottom="0cm" style:contextual-spacing="false" fo:line-height="100%"/>
      <style:text-properties style:font-name="Cantarell" fo:font-size="11pt" fo:font-weight="normal" officeooo:rsid="0010f1f3" officeooo:paragraph-rsid="002ed680" fo:background-color="#ffff00" style:font-size-asian="11pt" style:font-weight-asian="normal" style:font-size-complex="11pt" style:font-weight-complex="normal"/>
    </style:style>
    <style:style style:name="P79" style:family="paragraph" style:parent-style-name="Standard">
      <style:paragraph-properties fo:margin-top="0cm" fo:margin-bottom="0cm" style:contextual-spacing="false" fo:line-height="100%"/>
      <style:text-properties style:font-name="Cantarell" fo:font-size="11pt" fo:font-weight="normal" officeooo:rsid="002ba7c3" officeooo:paragraph-rsid="002ba7c3" fo:background-color="transparent" style:font-size-asian="11pt" style:font-weight-asian="normal" style:font-size-complex="11pt" style:font-weight-complex="normal"/>
    </style:style>
    <style:style style:name="P80" style:family="paragraph" style:parent-style-name="Standard">
      <style:paragraph-properties fo:margin-top="0cm" fo:margin-bottom="0cm" style:contextual-spacing="false" fo:line-height="100%"/>
      <style:text-properties style:font-name="Cantarell" fo:font-size="11pt" fo:font-weight="normal" officeooo:paragraph-rsid="002d75f6" fo:background-color="transparent" style:font-size-asian="11pt" style:font-weight-asian="normal" style:font-size-complex="11pt" style:font-weight-complex="normal"/>
    </style:style>
    <style:style style:name="P81" style:family="paragraph" style:parent-style-name="Standard">
      <style:paragraph-properties fo:margin-top="0cm" fo:margin-bottom="0cm" style:contextual-spacing="false" fo:line-height="100%"/>
      <style:text-properties style:font-name="Cantarell" fo:font-size="11pt" fo:font-weight="normal" officeooo:rsid="002d75f6" officeooo:paragraph-rsid="002d75f6" fo:background-color="transparent" style:font-size-asian="11pt" style:font-weight-asian="normal" style:font-size-complex="11pt" style:font-weight-complex="normal"/>
    </style:style>
    <style:style style:name="P82" style:family="paragraph" style:parent-style-name="Standard">
      <style:paragraph-properties fo:margin-top="0cm" fo:margin-bottom="0cm" style:contextual-spacing="false" fo:line-height="100%"/>
      <style:text-properties style:font-name="Cantarell" fo:font-size="11pt" fo:font-weight="normal" officeooo:rsid="0010f1f3" officeooo:paragraph-rsid="002ed680" fo:background-color="transparent" style:font-size-asian="11pt" style:font-weight-asian="normal" style:font-size-complex="11pt" style:font-weight-complex="normal"/>
    </style:style>
    <style:style style:name="P83" style:family="paragraph" style:parent-style-name="Standard">
      <style:paragraph-properties fo:margin-top="0cm" fo:margin-bottom="0cm" style:contextual-spacing="false" fo:line-height="100%"/>
      <style:text-properties style:font-name="Cantarell" fo:font-size="11pt" fo:font-weight="normal" officeooo:rsid="0010f1f3" officeooo:paragraph-rsid="002fc0e8" fo:background-color="transparent" style:font-size-asian="11pt" style:font-weight-asian="normal" style:font-size-complex="11pt" style:font-weight-complex="normal"/>
    </style:style>
    <style:style style:name="P84" style:family="paragraph" style:parent-style-name="Standard">
      <style:paragraph-properties fo:margin-top="0cm" fo:margin-bottom="0cm" style:contextual-spacing="false" fo:line-height="100%"/>
      <style:text-properties style:font-name="Cantarell" fo:font-size="11pt" fo:font-weight="normal" officeooo:rsid="0010f1f3" officeooo:paragraph-rsid="00326e08" fo:background-color="transparent" style:font-size-asian="11pt" style:font-weight-asian="normal" style:font-size-complex="11pt" style:font-weight-complex="normal"/>
    </style:style>
    <style:style style:name="P85" style:family="paragraph" style:parent-style-name="Standard">
      <style:paragraph-properties fo:margin-top="0cm" fo:margin-bottom="0cm" style:contextual-spacing="false" fo:line-height="100%"/>
      <style:text-properties style:font-name="Cantarell" fo:font-size="11pt" fo:font-weight="normal" officeooo:rsid="002fc0e8" officeooo:paragraph-rsid="002fc0e8" fo:background-color="transparent" style:font-size-asian="11pt" style:font-weight-asian="normal" style:font-size-complex="11pt" style:font-weight-complex="normal"/>
    </style:style>
    <style:style style:name="P86" style:family="paragraph" style:parent-style-name="Standard">
      <style:paragraph-properties fo:margin-top="0cm" fo:margin-bottom="0cm" style:contextual-spacing="false" fo:line-height="100%"/>
      <style:text-properties style:font-name="Cantarell" fo:font-size="11pt" fo:font-weight="normal" officeooo:rsid="002fc0e8" officeooo:paragraph-rsid="00326e08" fo:background-color="transparent" style:font-size-asian="11pt" style:font-weight-asian="normal" style:font-size-complex="11pt" style:font-weight-complex="normal"/>
    </style:style>
    <style:style style:name="P87" style:family="paragraph" style:parent-style-name="Standard">
      <style:paragraph-properties fo:margin-top="0cm" fo:margin-bottom="0cm" style:contextual-spacing="false" fo:line-height="100%"/>
      <style:text-properties style:font-name="Cantarell" fo:font-size="11pt" fo:font-weight="normal" officeooo:rsid="002fc0e8" officeooo:paragraph-rsid="00333bfd" fo:background-color="transparent" style:font-size-asian="11pt" style:font-weight-asian="normal" style:font-size-complex="11pt" style:font-weight-complex="normal"/>
    </style:style>
    <style:style style:name="P88" style:family="paragraph" style:parent-style-name="Standard">
      <style:paragraph-properties fo:margin-top="0cm" fo:margin-bottom="0cm" style:contextual-spacing="false" fo:line-height="100%"/>
      <style:text-properties style:font-name="Cantarell" fo:font-size="11pt" fo:font-weight="normal" officeooo:rsid="002fc0e8" officeooo:paragraph-rsid="0054a386" fo:background-color="transparent" style:font-size-asian="11pt" style:font-weight-asian="normal" style:font-size-complex="11pt" style:font-weight-complex="normal"/>
    </style:style>
    <style:style style:name="P89" style:family="paragraph" style:parent-style-name="Standard">
      <style:paragraph-properties fo:margin-top="0cm" fo:margin-bottom="0cm" style:contextual-spacing="false" fo:line-height="100%"/>
      <style:text-properties style:font-name="Cantarell" fo:font-size="11pt" fo:font-weight="normal" officeooo:rsid="002fc0e8" officeooo:paragraph-rsid="00359051" fo:background-color="transparent" style:font-size-asian="11pt" style:font-weight-asian="normal" style:font-size-complex="11pt" style:font-weight-complex="normal"/>
    </style:style>
    <style:style style:name="P90" style:family="paragraph" style:parent-style-name="Standard">
      <style:paragraph-properties fo:margin-top="0cm" fo:margin-bottom="0cm" style:contextual-spacing="false" fo:line-height="100%"/>
      <style:text-properties style:font-name="Cantarell" fo:font-size="11pt" fo:font-weight="normal" officeooo:rsid="00359051" officeooo:paragraph-rsid="00359051" fo:background-color="transparent" style:font-size-asian="11pt" style:font-weight-asian="normal" style:font-size-complex="11pt" style:font-weight-complex="normal"/>
    </style:style>
    <style:style style:name="P91" style:family="paragraph" style:parent-style-name="Standard">
      <style:paragraph-properties fo:margin-top="0cm" fo:margin-bottom="0cm" style:contextual-spacing="false" fo:line-height="100%"/>
      <style:text-properties style:font-name="Cantarell" fo:font-size="11pt" fo:font-weight="normal" officeooo:rsid="00359051" officeooo:paragraph-rsid="00382602" fo:background-color="transparent" style:font-size-asian="11pt" style:font-weight-asian="normal" style:font-size-complex="11pt" style:font-weight-complex="normal"/>
    </style:style>
    <style:style style:name="P92" style:family="paragraph" style:parent-style-name="Standard">
      <style:text-properties style:font-name="Cantarell" fo:font-size="11pt" fo:font-weight="normal" officeooo:rsid="001b89e3" officeooo:paragraph-rsid="005f7154" fo:background-color="transparent" style:font-size-asian="11pt" style:font-weight-asian="normal" style:font-size-complex="11pt" style:font-weight-complex="normal"/>
    </style:style>
    <style:style style:name="P93" style:family="paragraph" style:parent-style-name="Standard">
      <style:text-properties style:font-name="Cantarell" fo:font-size="11pt" fo:font-weight="normal" officeooo:rsid="006e086d" officeooo:paragraph-rsid="006e086d" fo:background-color="transparent" style:font-size-asian="11pt" style:font-weight-asian="normal" style:font-size-complex="11pt" style:font-weight-complex="normal"/>
    </style:style>
    <style:style style:name="P94" style:family="paragraph" style:parent-style-name="Standard">
      <style:text-properties style:font-name="Cantarell" fo:font-size="11pt" fo:font-weight="normal" officeooo:rsid="006cf496" officeooo:paragraph-rsid="006e086d" fo:background-color="transparent" style:font-size-asian="11pt" style:font-weight-asian="normal" style:font-size-complex="11pt" style:font-weight-complex="normal"/>
    </style:style>
    <style:style style:name="P95" style:family="paragraph" style:parent-style-name="Standard">
      <style:text-properties style:font-name="Cantarell" fo:font-size="11pt" fo:font-weight="normal" officeooo:rsid="006cf496" officeooo:paragraph-rsid="006cf496" fo:background-color="transparent" style:font-size-asian="11pt" style:font-weight-asian="normal" style:font-size-complex="11pt" style:font-weight-complex="normal"/>
    </style:style>
    <style:style style:name="P96" style:family="paragraph" style:parent-style-name="Standard">
      <style:text-properties style:font-name="Cantarell" fo:font-size="11pt" fo:font-weight="normal" officeooo:rsid="006fc827" officeooo:paragraph-rsid="006fc827" fo:background-color="transparent" style:font-size-asian="11pt" style:font-weight-asian="normal" style:font-size-complex="11pt" style:font-weight-complex="normal"/>
    </style:style>
    <style:style style:name="P97" style:family="paragraph" style:parent-style-name="Standard">
      <style:text-properties style:font-name="Cantarell" fo:font-size="11pt" fo:font-weight="normal" officeooo:rsid="00725102" officeooo:paragraph-rsid="006fc827" fo:background-color="transparent" style:font-size-asian="11pt" style:font-weight-asian="normal" style:font-size-complex="11pt" style:font-weight-complex="normal"/>
    </style:style>
    <style:style style:name="P98" style:family="paragraph" style:parent-style-name="Standard">
      <style:text-properties style:font-name="Cantarell" fo:font-size="11pt" fo:font-weight="normal" officeooo:rsid="006de05d" officeooo:paragraph-rsid="006de05d" fo:background-color="transparent" style:font-size-asian="11pt" style:font-weight-asian="normal" style:font-size-complex="11pt" style:font-weight-complex="normal"/>
    </style:style>
    <style:style style:name="P99" style:family="paragraph" style:parent-style-name="Standard">
      <style:paragraph-properties fo:margin-top="0cm" fo:margin-bottom="0cm" style:contextual-spacing="false" fo:line-height="100%"/>
      <style:text-properties style:font-name="Cantarell" fo:font-size="11pt" officeooo:rsid="000da0aa" officeooo:paragraph-rsid="001f7a42" style:font-size-asian="11pt" style:font-size-complex="11pt"/>
    </style:style>
    <style:style style:name="P100" style:family="paragraph" style:parent-style-name="Standard">
      <style:paragraph-properties fo:margin-top="0cm" fo:margin-bottom="0cm" style:contextual-spacing="false" fo:line-height="100%"/>
      <style:text-properties style:font-name="Cantarell" fo:font-size="11pt" officeooo:rsid="000da0aa" officeooo:paragraph-rsid="0015b668" style:font-size-asian="11pt" style:font-size-complex="11pt"/>
    </style:style>
    <style:style style:name="P101" style:family="paragraph" style:parent-style-name="Standard">
      <style:paragraph-properties fo:margin-top="0cm" fo:margin-bottom="0cm" style:contextual-spacing="false" fo:line-height="100%"/>
      <style:text-properties style:font-name="Cantarell" fo:font-size="11pt" officeooo:rsid="000da0aa" officeooo:paragraph-rsid="000da0aa" style:font-size-asian="11pt" style:font-size-complex="11pt"/>
    </style:style>
    <style:style style:name="P102" style:family="paragraph" style:parent-style-name="Standard">
      <style:paragraph-properties fo:margin-top="0cm" fo:margin-bottom="0cm" style:contextual-spacing="false" fo:line-height="100%"/>
      <style:text-properties style:font-name="Cantarell" fo:font-size="11pt" officeooo:rsid="0010f1f3" officeooo:paragraph-rsid="0010f1f3" style:font-size-asian="11pt" style:font-size-complex="11pt"/>
    </style:style>
    <style:style style:name="P103" style:family="paragraph" style:parent-style-name="Standard">
      <style:paragraph-properties fo:margin-top="0cm" fo:margin-bottom="0cm" style:contextual-spacing="false" fo:line-height="100%"/>
      <style:text-properties style:font-name="Cantarell" fo:font-size="11pt" officeooo:paragraph-rsid="002616ca" style:font-size-asian="11pt" style:font-size-complex="11pt"/>
    </style:style>
    <style:style style:name="P104" style:family="paragraph" style:parent-style-name="Standard">
      <style:paragraph-properties fo:margin-top="0cm" fo:margin-bottom="0cm" style:contextual-spacing="false" fo:line-height="100%"/>
      <style:text-properties style:font-name="Cantarell" fo:font-size="11pt" officeooo:paragraph-rsid="00265f9b" style:font-size-asian="11pt" style:font-size-complex="11pt"/>
    </style:style>
    <style:style style:name="P105" style:family="paragraph" style:parent-style-name="Standard">
      <style:paragraph-properties fo:margin-top="0cm" fo:margin-bottom="0cm" style:contextual-spacing="false" fo:line-height="100%"/>
      <style:text-properties style:font-name="Cantarell" fo:font-size="11pt" officeooo:paragraph-rsid="002ba7c3" style:font-size-asian="11pt" style:font-size-complex="11pt"/>
    </style:style>
    <style:style style:name="P106" style:family="paragraph" style:parent-style-name="Standard">
      <style:paragraph-properties fo:margin-top="0cm" fo:margin-bottom="0cm" style:contextual-spacing="false" fo:line-height="100%"/>
      <style:text-properties style:font-name="Cantarell" fo:font-size="11pt" officeooo:paragraph-rsid="00326e08" style:font-size-asian="11pt" style:font-size-complex="11pt"/>
    </style:style>
    <style:style style:name="P107" style:family="paragraph" style:parent-style-name="Standard">
      <style:paragraph-properties fo:margin-top="0cm" fo:margin-bottom="0cm" style:contextual-spacing="false" fo:line-height="100%"/>
      <style:text-properties style:font-name="Cantarell" fo:font-size="11pt" officeooo:paragraph-rsid="00333bfd" style:font-size-asian="11pt" style:font-size-complex="11pt"/>
    </style:style>
    <style:style style:name="P108" style:family="paragraph" style:parent-style-name="Standard">
      <style:paragraph-properties fo:margin-top="0cm" fo:margin-bottom="0cm" style:contextual-spacing="false" fo:line-height="100%"/>
      <style:text-properties style:font-name="Cantarell" fo:font-size="11pt" officeooo:paragraph-rsid="00867165" style:font-size-asian="11pt" style:font-size-complex="11pt"/>
    </style:style>
    <style:style style:name="P109" style:family="paragraph" style:parent-style-name="Standard">
      <style:paragraph-properties fo:margin-top="0cm" fo:margin-bottom="0cm" style:contextual-spacing="false" fo:line-height="100%"/>
      <style:text-properties style:font-name="Cantarell" fo:font-size="11pt" officeooo:paragraph-rsid="0015b668" style:font-size-asian="11pt" style:font-size-complex="11pt"/>
    </style:style>
    <style:style style:name="P110" style:family="paragraph" style:parent-style-name="Standard">
      <style:paragraph-properties fo:margin-top="0cm" fo:margin-bottom="0cm" style:contextual-spacing="false" fo:line-height="100%"/>
      <style:text-properties style:font-name="Cantarell" fo:font-size="11pt" officeooo:paragraph-rsid="0067dea3" style:font-size-asian="11pt" style:font-size-complex="11pt"/>
    </style:style>
    <style:style style:name="P111" style:family="paragraph" style:parent-style-name="Standard">
      <style:paragraph-properties fo:margin-top="0cm" fo:margin-bottom="0cm" style:contextual-spacing="false" fo:line-height="100%"/>
      <style:text-properties style:font-name="Cantarell" fo:font-size="11pt" officeooo:rsid="002616ca" officeooo:paragraph-rsid="0030f023" style:font-size-asian="11pt" style:font-size-complex="11pt"/>
    </style:style>
    <style:style style:name="P112" style:family="paragraph" style:parent-style-name="Standard">
      <style:paragraph-properties fo:margin-top="0cm" fo:margin-bottom="0cm" style:contextual-spacing="false" fo:line-height="100%"/>
      <style:text-properties style:font-name="Cantarell" fo:font-size="11pt" officeooo:rsid="00265f9b" officeooo:paragraph-rsid="0030f023" style:font-size-asian="11pt" style:font-size-complex="11pt"/>
    </style:style>
    <style:style style:name="P113" style:family="paragraph" style:parent-style-name="Standard">
      <style:paragraph-properties fo:margin-top="0cm" fo:margin-bottom="0cm" style:contextual-spacing="false" fo:line-height="100%"/>
      <style:text-properties style:font-name="Cantarell" fo:font-size="11pt" officeooo:rsid="00265f9b" officeooo:paragraph-rsid="00265f9b" style:font-size-asian="11pt" style:font-size-complex="11pt"/>
    </style:style>
    <style:style style:name="P114" style:family="paragraph" style:parent-style-name="Standard">
      <style:paragraph-properties fo:margin-top="0cm" fo:margin-bottom="0cm" style:contextual-spacing="false" fo:line-height="100%"/>
      <style:text-properties style:font-name="Cantarell" fo:font-size="11pt" officeooo:rsid="002a1a24" officeooo:paragraph-rsid="002a1a24" style:font-size-asian="11pt" style:font-size-complex="11pt"/>
    </style:style>
    <style:style style:name="P115" style:family="paragraph" style:parent-style-name="Standard">
      <style:paragraph-properties fo:break-before="page"/>
      <style:text-properties style:font-name="Cantarell" fo:font-size="11pt" officeooo:paragraph-rsid="00579a8a" style:font-size-asian="11pt" style:font-size-complex="11pt"/>
    </style:style>
    <style:style style:name="P116" style:family="paragraph" style:parent-style-name="Standard">
      <style:text-properties style:font-name="Cantarell" fo:font-size="11pt" officeooo:paragraph-rsid="00579a8a" style:font-size-asian="11pt" style:font-size-complex="11pt"/>
    </style:style>
    <style:style style:name="P117" style:family="paragraph" style:parent-style-name="Standard">
      <style:text-properties style:font-name="Cantarell" fo:font-size="11pt" officeooo:paragraph-rsid="006e086d" style:font-size-asian="11pt" style:font-size-complex="11pt"/>
    </style:style>
    <style:style style:name="P118" style:family="paragraph" style:parent-style-name="Standard">
      <style:text-properties style:font-name="Cantarell" fo:font-size="11pt" officeooo:paragraph-rsid="005f7154" style:font-size-asian="11pt" style:font-size-complex="11pt"/>
    </style:style>
    <style:style style:name="P119" style:family="paragraph" style:parent-style-name="Standard">
      <style:text-properties style:font-name="Cantarell" fo:font-size="11pt" officeooo:paragraph-rsid="0069dd6d" style:font-size-asian="11pt" style:font-size-complex="11pt"/>
    </style:style>
    <style:style style:name="P120" style:family="paragraph" style:parent-style-name="Standard">
      <style:text-properties style:font-name="Cantarell" fo:font-size="11pt" officeooo:rsid="006afc6f" officeooo:paragraph-rsid="006afc6f" style:font-size-asian="11pt" style:font-size-complex="11pt"/>
    </style:style>
    <style:style style:name="P121" style:family="paragraph" style:parent-style-name="Standard">
      <style:text-properties style:font-name="Cantarell" fo:font-size="11pt" officeooo:rsid="006afc6f" officeooo:paragraph-rsid="006e086d" style:font-size-asian="11pt" style:font-size-complex="11pt"/>
    </style:style>
    <style:style style:name="P122" style:family="paragraph" style:parent-style-name="Standard">
      <style:text-properties style:font-name="Cantarell" fo:font-size="11pt" officeooo:paragraph-rsid="006afc6f" style:font-size-asian="11pt" style:font-size-complex="11pt"/>
    </style:style>
    <style:style style:name="P123" style:family="paragraph" style:parent-style-name="Standard">
      <style:text-properties style:font-name="Cantarell" fo:font-size="11pt" officeooo:paragraph-rsid="007144fe" style:font-size-asian="11pt" style:font-size-complex="11pt"/>
    </style:style>
    <style:style style:name="P124" style:family="paragraph" style:parent-style-name="Standard">
      <style:text-properties style:font-name="Cantarell" fo:font-size="11pt" officeooo:paragraph-rsid="00725102" style:font-size-asian="11pt" style:font-size-complex="11pt"/>
    </style:style>
    <style:style style:name="P125" style:family="paragraph" style:parent-style-name="Standard">
      <style:paragraph-properties fo:break-before="page"/>
      <style:text-properties style:font-name="Cantarell" fo:font-size="11pt" officeooo:paragraph-rsid="0075b9fa" style:font-size-asian="11pt" style:font-size-complex="11pt"/>
    </style:style>
    <style:style style:name="P126" style:family="paragraph" style:parent-style-name="Standard">
      <style:paragraph-properties fo:break-before="page"/>
      <style:text-properties style:font-name="Cantarell" fo:font-size="11pt" officeooo:paragraph-rsid="0082e86a" style:font-size-asian="11pt" style:font-size-complex="11pt"/>
    </style:style>
    <style:style style:name="P127" style:family="paragraph" style:parent-style-name="Standard">
      <style:text-properties style:font-name="Cantarell" fo:font-size="11pt" officeooo:paragraph-rsid="0082e86a" style:font-size-asian="11pt" style:font-size-complex="11pt"/>
    </style:style>
    <style:style style:name="P128" style:family="paragraph" style:parent-style-name="Standard">
      <style:paragraph-properties fo:margin-top="0.423cm" fo:margin-bottom="0.282cm" style:contextual-spacing="false"/>
      <style:text-properties style:font-name="Cantarell" fo:font-size="11pt" officeooo:paragraph-rsid="0082e86a" style:font-size-asian="11pt" style:font-size-complex="11pt"/>
    </style:style>
    <style:style style:name="P129" style:family="paragraph" style:parent-style-name="Standard">
      <style:paragraph-properties fo:margin-top="0.423cm" fo:margin-bottom="0.282cm" style:contextual-spacing="false"/>
      <style:text-properties style:font-name="Cantarell" fo:font-size="11pt" officeooo:paragraph-rsid="0084cc8a" style:font-size-asian="11pt" style:font-size-complex="11pt"/>
    </style:style>
    <style:style style:name="P130" style:family="paragraph" style:parent-style-name="Standard">
      <style:paragraph-properties fo:margin-top="0cm" fo:margin-bottom="0cm" style:contextual-spacing="false" fo:line-height="100%"/>
      <style:text-properties style:font-name="Cantarell" fo:font-size="11pt" officeooo:rsid="0010f1f3" officeooo:paragraph-rsid="0010f1f3" fo:background-color="#ffff00" style:font-size-asian="11pt" style:font-size-complex="11pt"/>
    </style:style>
    <style:style style:name="P131" style:family="paragraph" style:parent-style-name="Standard">
      <style:paragraph-properties fo:margin-top="0cm" fo:margin-bottom="0cm" style:contextual-spacing="false" fo:line-height="100%"/>
      <style:text-properties style:font-name="Cantarell" fo:font-size="11pt" officeooo:rsid="0010f1f3" officeooo:paragraph-rsid="0067dea3" fo:background-color="#ffff00" style:font-size-asian="11pt" style:font-size-complex="11pt"/>
    </style:style>
    <style:style style:name="P132" style:family="paragraph" style:parent-style-name="Standard">
      <style:paragraph-properties fo:margin-top="0cm" fo:margin-bottom="0cm" style:contextual-spacing="false" fo:line-height="100%"/>
      <style:text-properties style:font-name="Cantarell" fo:font-size="11pt" officeooo:paragraph-rsid="0039e0eb" fo:background-color="#ffff00" style:font-size-asian="11pt" style:font-size-complex="11pt"/>
    </style:style>
    <style:style style:name="P133" style:family="paragraph" style:parent-style-name="Standard">
      <style:text-properties style:font-name="Cantarell" fo:font-size="11pt" style:text-underline-style="solid" style:text-underline-width="auto" style:text-underline-color="font-color" fo:font-weight="normal" officeooo:rsid="006de05d" officeooo:paragraph-rsid="006de05d" fo:background-color="transparent" style:font-size-asian="11pt" style:font-weight-asian="normal" style:font-size-complex="11pt" style:font-weight-complex="normal"/>
    </style:style>
    <style:style style:name="P134" style:family="paragraph" style:parent-style-name="Standard">
      <style:paragraph-properties fo:margin-top="0cm" fo:margin-bottom="0cm" style:contextual-spacing="false" fo:line-height="100%"/>
      <style:text-properties style:text-outline="false" style:text-line-through-style="none" style:text-line-through-type="none" style:font-name="Cantarell" fo:font-size="11pt" fo:font-style="normal" fo:text-shadow="none" style:text-underline-style="none" fo:font-weight="normal" officeooo:rsid="00382602" officeooo:paragraph-rsid="00382602" fo:background-color="transparent" style:font-size-asian="11pt" style:font-style-asian="normal" style:font-weight-asian="normal" style:font-size-complex="11pt" style:font-weight-complex="normal" style:text-emphasize="none"/>
    </style:style>
    <style:style style:name="P135" style:family="paragraph" style:parent-style-name="Standard">
      <style:paragraph-properties fo:margin-top="0cm" fo:margin-bottom="0cm" style:contextual-spacing="false" fo:line-height="100%"/>
      <style:text-properties style:text-outline="false" style:text-line-through-style="none" style:text-line-through-type="none" style:font-name="Cantarell" fo:font-size="11pt" fo:font-style="normal" fo:text-shadow="none" style:text-underline-style="none" fo:font-weight="normal" officeooo:rsid="00359051" officeooo:paragraph-rsid="00359051" fo:background-color="transparent" style:font-size-asian="11pt" style:font-style-asian="normal" style:font-weight-asian="normal" style:font-size-complex="11pt" style:font-weight-complex="normal" style:text-emphasize="none"/>
    </style:style>
    <style:style style:name="P136" style:family="paragraph" style:parent-style-name="Standard">
      <style:paragraph-properties fo:margin-top="0cm" fo:margin-bottom="0cm" style:contextual-spacing="false" fo:line-height="100%"/>
      <style:text-properties style:text-outline="false" style:text-line-through-style="none" style:text-line-through-type="none" style:font-name="Cantarell" fo:font-size="11pt" fo:font-style="normal" fo:text-shadow="none" style:text-underline-style="none" fo:font-weight="normal" officeooo:rsid="0039e0eb" officeooo:paragraph-rsid="0039e0eb" fo:background-color="transparent" style:font-size-asian="11pt" style:font-style-asian="normal" style:font-weight-asian="normal" style:font-size-complex="11pt" style:font-weight-complex="normal" style:text-emphasize="none"/>
    </style:style>
    <style:style style:name="P137" style:family="paragraph" style:parent-style-name="Standard">
      <style:text-properties fo:color="#000000" loext:opacity="100%" style:text-outline="false" style:text-line-through-style="none" style:text-line-through-type="none" style:font-name="Cantarell" fo:font-size="11pt" fo:font-style="normal" fo:text-shadow="none" style:text-underline-style="none" fo:font-weight="normal" officeooo:rsid="00725102" officeooo:paragraph-rsid="00725102" style:font-size-asian="11pt" style:font-style-asian="normal" style:font-weight-asian="normal" style:font-size-complex="11pt" style:text-emphasize="none"/>
    </style:style>
    <style:style style:name="P138" style:family="paragraph" style:parent-style-name="Standard">
      <style:paragraph-properties fo:margin-top="0cm" fo:margin-bottom="0cm" style:contextual-spacing="false" fo:line-height="100%"/>
      <style:text-properties style:font-name="FreeMono" fo:font-size="9pt" officeooo:rsid="0010f1f3" officeooo:paragraph-rsid="0010f1f3" style:font-size-asian="9pt" style:font-size-complex="9pt"/>
    </style:style>
    <style:style style:name="P139" style:family="paragraph" style:parent-style-name="Standard">
      <style:paragraph-properties fo:margin-top="0cm" fo:margin-bottom="0cm" style:contextual-spacing="false" fo:line-height="100%"/>
      <style:text-properties style:font-name="FreeMono" fo:font-size="9pt" officeooo:rsid="002a1a24" officeooo:paragraph-rsid="002a1a24" style:font-size-asian="9pt" style:font-size-complex="9pt"/>
    </style:style>
    <style:style style:name="P140" style:family="paragraph" style:parent-style-name="Standard">
      <style:paragraph-properties fo:margin-top="0cm" fo:margin-bottom="0cm" style:contextual-spacing="false" fo:line-height="100%"/>
      <style:text-properties style:font-name="FreeMono" fo:font-size="9pt" fo:font-weight="normal" officeooo:rsid="0010f1f3" officeooo:paragraph-rsid="002ed680" fo:background-color="transparent" style:font-size-asian="9pt" style:font-weight-asian="normal" style:font-size-complex="9pt" style:font-weight-complex="normal"/>
    </style:style>
    <style:style style:name="T1" style:family="text">
      <style:text-properties officeooo:rsid="0011cbca"/>
    </style:style>
    <style:style style:name="T2" style:family="text">
      <style:text-properties officeooo:rsid="00137ec3"/>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bc0e7" style:font-weight-asian="bold" style:font-weight-complex="bold"/>
    </style:style>
    <style:style style:name="T6" style:family="text">
      <style:text-properties fo:font-weight="bold" officeooo:rsid="00579a8a" style:font-weight-asian="bold"/>
    </style:style>
    <style:style style:name="T7" style:family="text">
      <style:text-properties fo:font-weight="bold" officeooo:rsid="0075b9fa" style:font-weight-asian="bold"/>
    </style:style>
    <style:style style:name="T8" style:family="text">
      <style:text-properties fo:font-weight="bold" officeooo:rsid="0082e86a" style:font-weight-asian="bold"/>
    </style:style>
    <style:style style:name="T9" style:family="text">
      <style:text-properties officeooo:rsid="0017afd6"/>
    </style:style>
    <style:style style:name="T10" style:family="text">
      <style:text-properties officeooo:rsid="001e6ee7"/>
    </style:style>
    <style:style style:name="T11" style:family="text">
      <style:text-properties style:font-name="Cabin" fo:font-size="11pt" style:font-size-asian="11pt" style:font-size-complex="11pt"/>
    </style:style>
    <style:style style:name="T12" style:family="text">
      <style:text-properties style:font-name="Cabin" fo:font-size="11pt" officeooo:rsid="003bc0e7" style:font-size-asian="11pt" style:font-size-complex="11pt"/>
    </style:style>
    <style:style style:name="T13" style:family="text">
      <style:text-properties style:font-name="Cabin" fo:font-size="11pt" officeooo:rsid="0042be85" style:font-size-asian="11pt" style:font-size-complex="11pt"/>
    </style:style>
    <style:style style:name="T14" style:family="text">
      <style:text-properties style:font-name="Cabin" fo:font-size="11pt" officeooo:rsid="00449beb" style:font-size-asian="11pt" style:font-size-complex="11pt"/>
    </style:style>
    <style:style style:name="T15" style:family="text">
      <style:text-properties style:font-name="Cabin" fo:font-size="11pt" officeooo:rsid="00867165" style:font-size-asian="11pt" style:font-size-complex="11pt"/>
    </style:style>
    <style:style style:name="T16" style:family="text">
      <style:text-properties style:font-name="Cabin" fo:font-size="11pt" officeooo:rsid="00137ec3" style:font-size-asian="11pt" style:font-size-complex="11pt"/>
    </style:style>
    <style:style style:name="T17" style:family="text">
      <style:text-properties style:font-name="Cabin" fo:font-size="11pt" officeooo:rsid="000da0aa" style:font-size-asian="11pt" style:font-size-complex="11pt"/>
    </style:style>
    <style:style style:name="T18" style:family="text">
      <style:text-properties style:font-name="Cabin" fo:font-size="11pt" fo:background-color="#ffff00" loext:char-shading-value="0" style:font-size-asian="11pt" style:font-size-complex="11pt"/>
    </style:style>
    <style:style style:name="T19" style:family="text">
      <style:text-properties style:font-name="Cabin" fo:font-size="11pt" officeooo:rsid="00411d5a" fo:background-color="#ffff00" loext:char-shading-value="0" style:font-size-asian="11pt" style:font-size-complex="11pt"/>
    </style:style>
    <style:style style:name="T20" style:family="text">
      <style:text-properties style:font-name="Cabin" fo:font-size="11pt" officeooo:rsid="00137ec3" fo:background-color="#ffff00" loext:char-shading-value="0" style:font-size-asian="11pt" style:font-size-complex="11pt"/>
    </style:style>
    <style:style style:name="T21" style:family="text">
      <style:text-properties style:font-name="Cabin" fo:font-size="11pt" officeooo:rsid="000da0aa" fo:background-color="#ffff00" loext:char-shading-value="0" style:font-size-asian="11pt" style:font-size-complex="11pt"/>
    </style:style>
    <style:style style:name="T22" style:family="text">
      <style:text-properties style:font-name="Cabin" fo:font-size="11pt" officeooo:rsid="00674c1b" fo:background-color="#ffff00" loext:char-shading-value="0" style:font-size-asian="11pt" style:font-size-complex="11pt"/>
    </style:style>
    <style:style style:name="T23" style:family="text">
      <style:text-properties style:font-name="Cabin" fo:font-size="11pt" officeooo:rsid="00867165" fo:background-color="#ffff00" loext:char-shading-value="0" style:font-size-asian="11pt" style:font-size-complex="11pt"/>
    </style:style>
    <style:style style:name="T24" style:family="text">
      <style:text-properties style:font-name="Cabin" fo:font-size="11pt" officeooo:rsid="0067dea3" fo:background-color="#ffff00" loext:char-shading-value="0" style:font-size-asian="11pt" style:font-size-complex="11pt"/>
    </style:style>
    <style:style style:name="T25" style:family="text">
      <style:text-properties style:font-name="Cabin" fo:font-size="11pt" fo:font-weight="normal" officeooo:rsid="001b89e3" style:font-size-asian="11pt" style:font-weight-asian="normal" style:font-size-complex="11pt" style:font-weight-complex="normal"/>
    </style:style>
    <style:style style:name="T26" style:family="text">
      <style:text-properties style:font-name="Cabin" fo:font-size="11pt" fo:font-weight="normal" officeooo:rsid="00867165" style:font-name-asian="Noto Sans Mono CJK SC" style:font-size-asian="11pt" style:font-weight-asian="normal" style:font-name-complex="Liberation Mono" style:font-size-complex="11pt" style:font-weight-complex="normal"/>
    </style:style>
    <style:style style:name="T27" style:family="text">
      <style:text-properties officeooo:rsid="0024087a"/>
    </style:style>
    <style:style style:name="T28" style:family="text">
      <style:text-properties officeooo:rsid="002616ca"/>
    </style:style>
    <style:style style:name="T29" style:family="text">
      <style:text-properties officeooo:rsid="00265f9b"/>
    </style:style>
    <style:style style:name="T30" style:family="text">
      <style:text-properties fo:font-weight="normal" officeooo:rsid="001de9f5" style:font-weight-asian="normal" style:font-weight-complex="normal"/>
    </style:style>
    <style:style style:name="T31" style:family="text">
      <style:text-properties fo:font-weight="normal" officeooo:rsid="001b89e3" style:font-weight-asian="normal" style:font-weight-complex="normal"/>
    </style:style>
    <style:style style:name="T32" style:family="text">
      <style:text-properties fo:font-weight="normal" officeooo:rsid="001de9f5" fo:background-color="#ffff00" loext:char-shading-value="0" style:font-weight-asian="normal" style:font-weight-complex="normal"/>
    </style:style>
    <style:style style:name="T33" style:family="text">
      <style:text-properties fo:font-weight="normal" officeooo:rsid="002d75f6" fo:background-color="#ffff00" loext:char-shading-value="0" style:font-weight-asian="normal" style:font-weight-complex="normal"/>
    </style:style>
    <style:style style:name="T34" style:family="text">
      <style:text-properties fo:font-weight="normal" officeooo:rsid="002616ca" fo:background-color="#ffff00" loext:char-shading-value="0" style:font-weight-asian="normal" style:font-weight-complex="normal"/>
    </style:style>
    <style:style style:name="T35" style:family="text">
      <style:text-properties fo:font-weight="normal" officeooo:rsid="002ba7c3" fo:background-color="#ffff00" loext:char-shading-value="0" style:font-weight-asian="normal" style:font-weight-complex="normal"/>
    </style:style>
    <style:style style:name="T36" style:family="text">
      <style:text-properties fo:font-weight="normal" officeooo:rsid="00867165" fo:background-color="#ffff00" loext:char-shading-value="0" style:font-weight-asian="normal" style:font-weight-complex="normal"/>
    </style:style>
    <style:style style:name="T37" style:family="text">
      <style:text-properties fo:font-weight="normal" officeooo:rsid="004e2708" fo:background-color="#ffff00" loext:char-shading-value="0" style:font-weight-asian="normal" style:font-weight-complex="normal"/>
    </style:style>
    <style:style style:name="T38" style:family="text">
      <style:text-properties fo:font-weight="normal" officeooo:rsid="002fc0e8" fo:background-color="transparent" loext:char-shading-value="0" style:font-weight-asian="normal" style:font-weight-complex="normal"/>
    </style:style>
    <style:style style:name="T39" style:family="text">
      <style:text-properties fo:font-weight="normal" officeooo:rsid="00326e08" fo:background-color="transparent" loext:char-shading-value="0" style:font-weight-asian="normal" style:font-weight-complex="normal"/>
    </style:style>
    <style:style style:name="T40" style:family="text">
      <style:text-properties fo:font-weight="normal" officeooo:rsid="00333bfd" fo:background-color="transparent" loext:char-shading-value="0" style:font-weight-asian="normal" style:font-weight-complex="normal"/>
    </style:style>
    <style:style style:name="T41" style:family="text">
      <style:text-properties fo:font-weight="normal" officeooo:rsid="001b89e3" fo:background-color="transparent" loext:char-shading-value="0" style:font-weight-asian="normal" style:font-weight-complex="normal"/>
    </style:style>
    <style:style style:name="T42" style:family="text">
      <style:text-properties fo:font-weight="normal" officeooo:rsid="006e086d" fo:background-color="transparent" loext:char-shading-value="0" style:font-weight-asian="normal" style:font-weight-complex="normal"/>
    </style:style>
    <style:style style:name="T43" style:family="text">
      <style:text-properties fo:font-weight="normal" officeooo:rsid="006cf496" fo:background-color="transparent" loext:char-shading-value="0" style:font-weight-asian="normal" style:font-weight-complex="normal"/>
    </style:style>
    <style:style style:name="T44" style:family="text">
      <style:text-properties fo:font-weight="normal" officeooo:rsid="006fc827" fo:background-color="transparent" loext:char-shading-value="0" style:font-weight-asian="normal" style:font-weight-complex="normal"/>
    </style:style>
    <style:style style:name="T45" style:family="text">
      <style:text-properties fo:font-weight="normal" officeooo:rsid="007144fe" fo:background-color="transparent" loext:char-shading-value="0" style:font-weight-asian="normal" style:font-weight-complex="normal"/>
    </style:style>
    <style:style style:name="T46" style:family="text">
      <style:text-properties fo:font-weight="normal" officeooo:rsid="00725102" fo:background-color="transparent" loext:char-shading-value="0" style:font-weight-asian="normal" style:font-weight-complex="normal"/>
    </style:style>
    <style:style style:name="T47" style:family="text">
      <style:text-properties fo:font-weight="normal" officeooo:rsid="00867165" style:font-name-asian="Noto Sans Mono CJK SC" style:font-weight-asian="normal" style:font-name-complex="Liberation Mono" style:font-weight-complex="normal"/>
    </style:style>
    <style:style style:name="T48" style:family="text">
      <style:text-properties officeooo:rsid="001de9f5"/>
    </style:style>
    <style:style style:name="T49" style:family="text">
      <style:text-properties fo:background-color="#ffff00" loext:char-shading-value="0"/>
    </style:style>
    <style:style style:name="T50" style:family="text">
      <style:text-properties officeooo:rsid="001de9f5" fo:background-color="#ffff00" loext:char-shading-value="0"/>
    </style:style>
    <style:style style:name="T51" style:family="text">
      <style:text-properties officeooo:rsid="002d75f6" fo:background-color="#ffff00" loext:char-shading-value="0"/>
    </style:style>
    <style:style style:name="T52" style:family="text">
      <style:text-properties officeooo:rsid="002616ca" fo:background-color="#ffff00" loext:char-shading-value="0"/>
    </style:style>
    <style:style style:name="T53" style:family="text">
      <style:text-properties officeooo:rsid="00449beb" fo:background-color="#ffff00" loext:char-shading-value="0"/>
    </style:style>
    <style:style style:name="T54" style:family="text">
      <style:text-properties officeooo:rsid="00482148" fo:background-color="#ffff00" loext:char-shading-value="0"/>
    </style:style>
    <style:style style:name="T55" style:family="text">
      <style:text-properties officeooo:rsid="00137ec3" fo:background-color="#ffff00" loext:char-shading-value="0"/>
    </style:style>
    <style:style style:name="T56" style:family="text">
      <style:text-properties officeooo:rsid="00674c1b" fo:background-color="#ffff00" loext:char-shading-value="0"/>
    </style:style>
    <style:style style:name="T57" style:family="text">
      <style:text-properties officeooo:rsid="000da0aa" fo:background-color="#ffff00" loext:char-shading-value="0"/>
    </style:style>
    <style:style style:name="T58" style:family="text">
      <style:text-properties officeooo:rsid="00867165" fo:background-color="#ffff00" loext:char-shading-value="0"/>
    </style:style>
    <style:style style:name="T59" style:family="text">
      <style:text-properties officeooo:rsid="0067dea3" fo:background-color="#ffff00" loext:char-shading-value="0"/>
    </style:style>
    <style:style style:name="T60" style:family="text">
      <style:text-properties officeooo:rsid="0030f023"/>
    </style:style>
    <style:style style:name="T61" style:family="text">
      <style:text-properties officeooo:rsid="00326e08"/>
    </style:style>
    <style:style style:name="T62" style:family="text">
      <style:text-properties officeooo:rsid="00333bfd"/>
    </style:style>
    <style:style style:name="T63" style:family="text">
      <style:text-properties officeooo:rsid="00358faa"/>
    </style:style>
    <style:style style:name="T64" style:family="text">
      <style:text-properties style:text-outline="false" style:text-line-through-style="none" style:text-line-through-type="none" fo:font-style="normal" fo:text-shadow="none" style:text-underline-style="none" style:font-style-asian="normal" style:text-emphasize="none"/>
    </style:style>
    <style:style style:name="T65" style:family="text">
      <style:text-properties style:text-outline="false" style:text-line-through-style="none" style:text-line-through-type="none" fo:font-style="normal" fo:text-shadow="none" style:text-underline-style="none" officeooo:rsid="00382602" style:font-style-asian="normal" style:text-emphasize="none"/>
    </style:style>
    <style:style style:name="T66" style:family="text">
      <style:text-properties style:text-outline="false" style:text-line-through-style="none" style:text-line-through-type="none" fo:font-style="normal" fo:text-shadow="none" style:text-underline-style="none" fo:background-color="#ffff00" loext:char-shading-value="0" style:font-style-asian="normal" style:text-emphasize="none"/>
    </style:style>
    <style:style style:name="T67" style:family="text">
      <style:text-properties style:text-outline="false" style:text-line-through-style="none" style:text-line-through-type="none" fo:font-style="normal" fo:text-shadow="none" style:text-underline-style="none" officeooo:rsid="001de9f5" fo:background-color="#ffff00" loext:char-shading-value="0" style:font-style-asian="normal" style:text-emphasize="none"/>
    </style:style>
    <style:style style:name="T68" style:family="text">
      <style:text-properties style:text-outline="false" style:text-line-through-style="none" style:text-line-through-type="none" fo:font-style="normal" fo:text-shadow="none" style:text-underline-style="none" officeooo:rsid="002d75f6" fo:background-color="#ffff00" loext:char-shading-value="0" style:font-style-asian="normal" style:text-emphasize="none"/>
    </style:style>
    <style:style style:name="T69" style:family="text">
      <style:text-properties style:text-outline="false" style:text-line-through-style="none" style:text-line-through-type="none" fo:font-style="normal" fo:text-shadow="none" style:text-underline-style="none" officeooo:rsid="002616ca" fo:background-color="#ffff00" loext:char-shading-value="0" style:font-style-asian="normal" style:text-emphasize="none"/>
    </style:style>
    <style:style style:name="T70" style:family="text">
      <style:text-properties style:text-outline="false" style:text-line-through-style="none" style:text-line-through-type="none" fo:font-style="normal" fo:text-shadow="none" style:text-underline-style="none" fo:font-weight="normal" officeooo:rsid="0039e0eb" fo:background-color="#ffff00" loext:char-shading-value="0" style:font-style-asian="normal" style:font-weight-asian="normal" style:font-weight-complex="normal" style:text-emphasize="none"/>
    </style:style>
    <style:style style:name="T71" style:family="text">
      <style:text-properties style:text-outline="false" style:text-line-through-style="none" style:text-line-through-type="none" fo:font-style="normal" fo:text-shadow="none" style:text-underline-style="none" fo:font-weight="normal" officeooo:rsid="0050b97a" fo:background-color="#ffff00" loext:char-shading-value="0" style:font-style-asian="normal" style:font-weight-asian="normal" style:font-weight-complex="normal" style:text-emphasize="none"/>
    </style:style>
    <style:style style:name="T72" style:family="text">
      <style:text-properties style:text-outline="false" style:text-line-through-style="none" style:text-line-through-type="none" fo:font-style="normal" fo:text-shadow="none" style:text-underline-style="none" fo:font-weight="normal" officeooo:rsid="0050b97a" style:font-style-asian="normal" style:font-weight-asian="normal" style:font-weight-complex="normal" style:text-emphasize="none"/>
    </style:style>
    <style:style style:name="T73" style:family="text">
      <style:text-properties style:text-outline="false" style:text-line-through-style="none" style:text-line-through-type="none" fo:font-style="normal" fo:text-shadow="none" style:text-underline-style="none" fo:font-weight="normal" officeooo:rsid="0039e0eb" style:font-style-asian="normal" style:font-weight-asian="normal" style:font-weight-complex="normal" style:text-emphasize="none"/>
    </style:style>
    <style:style style:name="T74" style:family="text">
      <style:text-properties officeooo:rsid="003a55d1"/>
    </style:style>
    <style:style style:name="T75" style:family="text">
      <style:text-properties officeooo:rsid="003bc0e7"/>
    </style:style>
    <style:style style:name="T76" style:family="text">
      <style:text-properties officeooo:rsid="003c7f5a"/>
    </style:style>
    <style:style style:name="T77" style:family="text">
      <style:text-properties officeooo:rsid="00449beb"/>
    </style:style>
    <style:style style:name="T78" style:family="text">
      <style:text-properties officeooo:rsid="0046b0f5"/>
    </style:style>
    <style:style style:name="T79" style:family="text">
      <style:text-properties officeooo:rsid="00482148"/>
    </style:style>
    <style:style style:name="T80" style:family="text">
      <style:text-properties officeooo:rsid="0055d89f"/>
    </style:style>
    <style:style style:name="T81" style:family="text">
      <style:text-properties officeooo:rsid="002ba7c3"/>
    </style:style>
    <style:style style:name="T82" style:family="text">
      <style:text-properties officeooo:rsid="002d75f6"/>
    </style:style>
    <style:style style:name="T83" style:family="text">
      <style:text-properties style:text-underline-style="solid" style:text-underline-width="auto" style:text-underline-color="font-color" officeooo:rsid="005c8172"/>
    </style:style>
    <style:style style:name="T84" style:family="text">
      <style:text-properties style:text-underline-style="solid" style:text-underline-width="auto" style:text-underline-color="font-color" fo:font-weight="normal" officeooo:rsid="006e086d" fo:background-color="transparent" loext:char-shading-value="0" style:font-weight-asian="normal" style:font-weight-complex="normal"/>
    </style:style>
    <style:style style:name="T85" style:family="text">
      <style:text-properties style:text-underline-style="solid" style:text-underline-width="auto" style:text-underline-color="font-color" fo:font-weight="normal" officeooo:rsid="005c8172" fo:background-color="transparent" loext:char-shading-value="0" style:font-weight-asian="normal" style:font-weight-complex="normal"/>
    </style:style>
    <style:style style:name="T86" style:family="text">
      <style:text-properties officeooo:rsid="00579a8a"/>
    </style:style>
    <style:style style:name="T87" style:family="text">
      <style:text-properties officeooo:rsid="0057ba88"/>
    </style:style>
    <style:style style:name="T88" style:family="text">
      <style:text-properties officeooo:rsid="00592147"/>
    </style:style>
    <style:style style:name="T89" style:family="text">
      <style:text-properties officeooo:rsid="0059b8c3"/>
    </style:style>
    <style:style style:name="T90" style:family="text">
      <style:text-properties officeooo:rsid="005a8509"/>
    </style:style>
    <style:style style:name="T91" style:family="text">
      <style:text-properties officeooo:rsid="005c571a"/>
    </style:style>
    <style:style style:name="T92" style:family="text">
      <style:text-properties officeooo:rsid="005c8172"/>
    </style:style>
    <style:style style:name="T93" style:family="text">
      <style:text-properties officeooo:rsid="005f7154"/>
    </style:style>
    <style:style style:name="T94" style:family="text">
      <style:text-properties officeooo:rsid="005f9904"/>
    </style:style>
    <style:style style:name="T95" style:family="text">
      <style:text-properties officeooo:rsid="00609d2d"/>
    </style:style>
    <style:style style:name="T96" style:family="text">
      <style:text-properties officeooo:rsid="00628b6f"/>
    </style:style>
    <style:style style:name="T97" style:family="text">
      <style:text-properties officeooo:rsid="00674c1b"/>
    </style:style>
    <style:style style:name="T98" style:family="text">
      <style:text-properties officeooo:rsid="006afc6f"/>
    </style:style>
    <style:style style:name="T99" style:family="text">
      <style:text-properties officeooo:rsid="006e086d"/>
    </style:style>
    <style:style style:name="T100" style:family="text">
      <style:text-properties style:font-name="Liberation Serif"/>
    </style:style>
    <style:style style:name="T101" style:family="text">
      <style:text-properties style:font-name="Liberation Serif" officeooo:rsid="006afc6f"/>
    </style:style>
    <style:style style:name="T102" style:family="text">
      <style:text-properties style:font-name="Liberation Serif" fo:font-size="11pt" style:text-underline-style="solid" style:text-underline-width="auto" style:text-underline-color="font-color" fo:font-weight="normal" officeooo:rsid="006e086d" fo:background-color="transparent" loext:char-shading-value="0" style:font-size-asian="11pt" style:font-weight-asian="normal" style:font-size-complex="11pt" style:font-weight-complex="normal"/>
    </style:style>
    <style:style style:name="T103" style:family="text">
      <style:text-properties style:font-name="Liberation Serif" fo:font-size="11pt" style:text-underline-style="solid" style:text-underline-width="auto" style:text-underline-color="font-color" fo:font-weight="normal" officeooo:rsid="005c8172" fo:background-color="transparent" loext:char-shading-value="0" style:font-size-asian="11pt" style:font-weight-asian="normal" style:font-size-complex="11pt" style:font-weight-complex="normal"/>
    </style:style>
    <style:style style:name="T104" style:family="text">
      <style:text-properties style:font-name="Liberation Serif" fo:font-size="11pt" fo:font-weight="normal" officeooo:rsid="001b89e3" fo:background-color="transparent" loext:char-shading-value="0" style:font-size-asian="11pt" style:font-weight-asian="normal" style:font-size-complex="11pt" style:font-weight-complex="normal"/>
    </style:style>
    <style:style style:name="T105" style:family="text">
      <style:text-properties style:font-name="Liberation Serif" fo:font-size="11pt" fo:font-weight="normal" officeooo:rsid="006e086d" fo:background-color="transparent" loext:char-shading-value="0" style:font-size-asian="11pt" style:font-weight-asian="normal" style:font-size-complex="11pt" style:font-weight-complex="normal"/>
    </style:style>
    <style:style style:name="T106" style:family="text">
      <style:text-properties style:font-name="Liberation Serif" fo:font-size="11pt" fo:font-weight="normal" officeooo:rsid="006cf496" fo:background-color="transparent" loext:char-shading-value="0" style:font-size-asian="11pt" style:font-weight-asian="normal" style:font-size-complex="11pt" style:font-weight-complex="normal"/>
    </style:style>
    <style:style style:name="T107" style:family="text">
      <style:text-properties style:font-name="Liberation Serif" fo:font-size="11pt" fo:font-weight="normal" officeooo:rsid="006fc827" fo:background-color="transparent" loext:char-shading-value="0" style:font-size-asian="11pt" style:font-weight-asian="normal" style:font-size-complex="11pt" style:font-weight-complex="normal"/>
    </style:style>
    <style:style style:name="T108" style:family="text">
      <style:text-properties style:font-name="Liberation Serif" fo:font-size="11pt" fo:font-weight="normal" officeooo:rsid="007144fe" fo:background-color="transparent" loext:char-shading-value="0" style:font-size-asian="11pt" style:font-weight-asian="normal" style:font-size-complex="11pt" style:font-weight-complex="normal"/>
    </style:style>
    <style:style style:name="T109"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10" style:family="text">
      <style:text-properties fo:color="#000000" loext:opacity="100%" style:text-outline="false" style:text-line-through-style="none" style:text-line-through-type="none" style:font-name="Calibri" fo:font-size="11pt" fo:font-style="normal" fo:text-shadow="none" style:text-underline-style="none" fo:font-weight="normal" officeooo:rsid="00725102" style:font-size-asian="11pt" style:font-style-asian="normal" style:font-weight-asian="normal" style:text-emphasize="none"/>
    </style:style>
    <style:style style:name="T111" style:family="text">
      <style:text-properties fo:color="#000000" loext:opacity="100%" style:text-outline="false" style:text-line-through-style="none" style:text-line-through-type="none" style:font-name="Liberation Serif" fo:font-size="11pt" fo:font-style="normal" fo:text-shadow="none" style:text-underline-style="none" fo:font-weight="normal" officeooo:rsid="00725102" style:font-size-asian="11pt" style:font-style-asian="normal" style:font-weight-asian="normal" style:text-emphasize="none"/>
    </style:style>
    <style:style style:name="T112" style:family="text">
      <style:text-properties fo:color="#000000" loext:opacity="100%" style:text-outline="false" style:text-line-through-style="none" style:text-line-through-type="none" fo:font-size="11pt" fo:font-style="normal" fo:text-shadow="none" style:text-underline-style="none" fo:font-weight="normal" officeooo:rsid="00725102" fo:background-color="transparent" loext:char-shading-value="0" style:font-size-asian="11pt" style:font-style-asian="normal" style:font-weight-asian="normal" style:font-size-complex="11pt" style:font-weight-complex="normal" style:text-emphasize="none"/>
    </style:style>
    <style:style style:name="T113"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text-emphasize="none"/>
    </style:style>
    <style:style style:name="T114" style:family="text">
      <style:text-properties fo:color="#000000" loext:opacity="100%" style:text-outline="false" style:text-line-through-style="none" style:text-line-through-type="none" fo:font-size="11pt" fo:font-style="normal" fo:text-shadow="none" style:text-underline-style="none" fo:font-weight="normal" officeooo:rsid="00725102" style:font-size-asian="11pt" style:font-style-asian="normal" style:font-weight-asian="normal" style:text-emphasize="none"/>
    </style:style>
    <style:style style:name="T115" style:family="text">
      <style:text-properties fo:color="#000000" loext:opacity="100%" style:text-outline="false" style:text-line-through-style="none" style:text-line-through-type="none" fo:font-style="normal" fo:text-shadow="none" style:text-underline-style="none" fo:font-weight="normal" officeooo:rsid="00725102" fo:background-color="transparent" loext:char-shading-value="0" style:font-style-asian="normal" style:font-weight-asian="normal" style:font-weight-complex="normal" style:text-emphasize="none"/>
    </style:style>
    <style:style style:name="T116"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117" style:family="text">
      <style:text-properties fo:color="#000000" loext:opacity="100%" style:text-outline="false" style:text-line-through-style="none" style:text-line-through-type="none" fo:font-style="normal" fo:text-shadow="none" style:text-underline-style="none" fo:font-weight="normal" officeooo:rsid="00725102" style:font-style-asian="normal" style:font-weight-asian="normal" style:text-emphasize="none"/>
    </style:style>
    <style:style style:name="T118" style:family="text">
      <style:text-properties fo:color="#0000ff" loext:opacity="100%" style:text-outline="false" style:text-line-through-style="none" style:text-line-through-type="none" style:font-name="Liberation Serif" fo:font-size="11pt" fo:font-style="normal" fo:text-shadow="none" style:text-underline-style="none" fo:font-weight="normal" officeooo:rsid="006fc827" fo:background-color="transparent" loext:char-shading-value="0" style:font-size-asian="11pt" style:font-style-asian="normal" style:font-weight-asian="normal" style:font-size-complex="11pt" style:font-weight-complex="normal" style:text-emphasize="none"/>
    </style:style>
    <style:style style:name="T119" style:family="text">
      <style:text-properties fo:color="#0000ff" loext:opacity="100%" style:text-outline="false" style:text-line-through-style="none" style:text-line-through-type="none" fo:font-size="11pt" fo:font-style="normal" fo:text-shadow="none" style:text-underline-style="none" fo:font-weight="normal" officeooo:rsid="00725102" fo:background-color="transparent" loext:char-shading-value="0" style:font-size-asian="11pt" style:font-style-asian="normal" style:font-weight-asian="normal" style:font-size-complex="11pt" style:font-weight-complex="normal" style:text-emphasize="none"/>
    </style:style>
    <style:style style:name="T120" style:family="text">
      <style:text-properties fo:color="#0000ff" loext:opacity="100%" style:text-outline="false" style:text-line-through-style="none" style:text-line-through-type="none" fo:font-size="11pt" fo:font-style="normal" fo:text-shadow="none" style:text-underline-style="none" fo:font-weight="normal" officeooo:rsid="006fc827" fo:background-color="transparent" loext:char-shading-value="0" style:font-size-asian="11pt" style:font-style-asian="normal" style:font-weight-asian="normal" style:font-size-complex="11pt" style:font-weight-complex="normal" style:text-emphasize="none"/>
    </style:style>
    <style:style style:name="T121" style:family="text">
      <style:text-properties fo:color="#0000ff" loext:opacity="100%" style:text-outline="false" style:text-line-through-style="none" style:text-line-through-type="none" fo:font-style="normal" fo:text-shadow="none" style:text-underline-style="none" fo:font-weight="normal" officeooo:rsid="00725102" fo:background-color="transparent" loext:char-shading-value="0" style:font-style-asian="normal" style:font-weight-asian="normal" style:font-weight-complex="normal" style:text-emphasize="none"/>
    </style:style>
    <style:style style:name="T122" style:family="text">
      <style:text-properties fo:color="#0000ff" loext:opacity="100%" style:text-outline="false" style:text-line-through-style="none" style:text-line-through-type="none" fo:font-style="normal" fo:text-shadow="none" style:text-underline-style="none" fo:font-weight="normal" officeooo:rsid="006fc827" fo:background-color="transparent" loext:char-shading-value="0" style:font-style-asian="normal" style:font-weight-asian="normal" style:font-weight-complex="normal" style:text-emphasize="none"/>
    </style:style>
    <style:style style:name="T123" style:family="text">
      <style:text-properties fo:font-size="11pt" fo:font-weight="normal" officeooo:rsid="006fc827" fo:background-color="transparent" loext:char-shading-value="0" style:font-size-asian="11pt" style:font-weight-asian="normal" style:font-size-complex="11pt" style:font-weight-complex="normal"/>
    </style:style>
    <style:style style:name="T124" style:family="text">
      <style:text-properties fo:font-size="11pt" fo:font-weight="normal" officeooo:rsid="00725102" fo:background-color="transparent" loext:char-shading-value="0" style:font-size-asian="11pt" style:font-weight-asian="normal" style:font-size-complex="11pt" style:font-weight-complex="normal"/>
    </style:style>
    <style:style style:name="T125" style:family="text">
      <style:text-properties fo:font-size="11pt" fo:font-weight="normal" officeooo:rsid="001b89e3" fo:background-color="transparent" loext:char-shading-value="0" style:font-size-asian="11pt" style:font-weight-asian="normal" style:font-size-complex="11pt" style:font-weight-complex="normal"/>
    </style:style>
    <style:style style:name="T126" style:family="text">
      <style:text-properties fo:font-size="11pt" fo:font-weight="normal" officeooo:rsid="006e086d" fo:background-color="transparent" loext:char-shading-value="0" style:font-size-asian="11pt" style:font-weight-asian="normal" style:font-size-complex="11pt" style:font-weight-complex="normal"/>
    </style:style>
    <style:style style:name="T127" style:family="text">
      <style:text-properties fo:font-size="11pt" fo:font-weight="normal" officeooo:rsid="006cf496" fo:background-color="transparent" loext:char-shading-value="0" style:font-size-asian="11pt" style:font-weight-asian="normal" style:font-size-complex="11pt" style:font-weight-complex="normal"/>
    </style:style>
    <style:style style:name="T128" style:family="text">
      <style:text-properties fo:font-size="11pt" fo:font-weight="normal" officeooo:rsid="007144fe" fo:background-color="transparent" loext:char-shading-value="0" style:font-size-asian="11pt" style:font-weight-asian="normal" style:font-size-complex="11pt" style:font-weight-complex="normal"/>
    </style:style>
    <style:style style:name="T129" style:family="text">
      <style:text-properties fo:font-size="11pt" fo:font-weight="normal" officeooo:rsid="00867165" style:font-name-asian="Noto Sans Mono CJK SC" style:font-size-asian="11pt" style:font-weight-asian="normal" style:font-name-complex="Liberation Mono" style:font-size-complex="11pt" style:font-weight-complex="normal"/>
    </style:style>
    <style:style style:name="T130" style:family="text">
      <style:text-properties fo:font-size="11pt" fo:font-weight="normal" officeooo:rsid="001b89e3" style:font-size-asian="11pt" style:font-weight-asian="normal" style:font-size-complex="11pt" style:font-weight-complex="normal"/>
    </style:style>
    <style:style style:name="T131" style:family="text">
      <style:text-properties fo:font-size="11pt" style:font-size-asian="11pt" style:font-size-complex="11pt"/>
    </style:style>
    <style:style style:name="T132" style:family="text">
      <style:text-properties fo:font-size="11pt" officeooo:rsid="00867165" style:font-size-asian="11pt" style:font-size-complex="11pt"/>
    </style:style>
    <style:style style:name="T133" style:family="text">
      <style:text-properties fo:font-size="11pt" officeooo:rsid="00137ec3" style:font-size-asian="11pt" style:font-size-complex="11pt"/>
    </style:style>
    <style:style style:name="T134" style:family="text">
      <style:text-properties fo:font-size="11pt" officeooo:rsid="000da0aa" style:font-size-asian="11pt" style:font-size-complex="11pt"/>
    </style:style>
    <style:style style:name="T135" style:family="text">
      <style:text-properties fo:font-size="11pt" officeooo:rsid="003bc0e7" style:font-size-asian="11pt" style:font-size-complex="11pt"/>
    </style:style>
    <style:style style:name="T136" style:family="text">
      <style:text-properties fo:font-size="11pt" officeooo:rsid="0042be85" style:font-size-asian="11pt" style:font-size-complex="11pt"/>
    </style:style>
    <style:style style:name="T137" style:family="text">
      <style:text-properties fo:font-size="11pt" officeooo:rsid="00449beb" style:font-size-asian="11pt" style:font-size-complex="11pt"/>
    </style:style>
    <style:style style:name="T138" style:family="text">
      <style:text-properties fo:font-size="11pt" fo:background-color="#ffff00" loext:char-shading-value="0" style:font-size-asian="11pt" style:font-size-complex="11pt"/>
    </style:style>
    <style:style style:name="T139" style:family="text">
      <style:text-properties fo:font-size="11pt" officeooo:rsid="00137ec3" fo:background-color="#ffff00" loext:char-shading-value="0" style:font-size-asian="11pt" style:font-size-complex="11pt"/>
    </style:style>
    <style:style style:name="T140" style:family="text">
      <style:text-properties fo:font-size="11pt" officeooo:rsid="000da0aa" fo:background-color="#ffff00" loext:char-shading-value="0" style:font-size-asian="11pt" style:font-size-complex="11pt"/>
    </style:style>
    <style:style style:name="T141" style:family="text">
      <style:text-properties fo:font-size="11pt" officeooo:rsid="00674c1b" fo:background-color="#ffff00" loext:char-shading-value="0" style:font-size-asian="11pt" style:font-size-complex="11pt"/>
    </style:style>
    <style:style style:name="T142" style:family="text">
      <style:text-properties fo:font-size="11pt" officeooo:rsid="00867165" fo:background-color="#ffff00" loext:char-shading-value="0" style:font-size-asian="11pt" style:font-size-complex="11pt"/>
    </style:style>
    <style:style style:name="T143" style:family="text">
      <style:text-properties fo:font-size="11pt" officeooo:rsid="0067dea3" fo:background-color="#ffff00" loext:char-shading-value="0" style:font-size-asian="11pt" style:font-size-complex="11pt"/>
    </style:style>
    <style:style style:name="T144" style:family="text">
      <style:text-properties fo:font-size="11pt" officeooo:rsid="00411d5a" fo:background-color="#ffff00" loext:char-shading-value="0" style:font-size-asian="11pt" style:font-size-complex="11pt"/>
    </style:style>
    <style:style style:name="T145" style:family="text">
      <style:text-properties fo:font-size="11pt" style:text-underline-style="solid" style:text-underline-width="auto" style:text-underline-color="font-color" fo:font-weight="normal" officeooo:rsid="006e086d" fo:background-color="transparent" loext:char-shading-value="0" style:font-size-asian="11pt" style:font-weight-asian="normal" style:font-size-complex="11pt" style:font-weight-complex="normal"/>
    </style:style>
    <style:style style:name="T146" style:family="text">
      <style:text-properties fo:font-size="11pt" style:text-underline-style="solid" style:text-underline-width="auto" style:text-underline-color="font-color" fo:font-weight="normal" officeooo:rsid="005c8172" fo:background-color="transparent" loext:char-shading-value="0" style:font-size-asian="11pt" style:font-weight-asian="normal" style:font-size-complex="11pt" style:font-weight-complex="normal"/>
    </style:style>
    <style:style style:name="T147" style:family="text">
      <style:text-properties fo:color="#ff0000" loext:opacity="100%" style:text-outline="false" style:text-line-through-style="none" style:text-line-through-type="none" style:font-name="Calibri" fo:font-size="11pt" fo:font-style="normal" fo:text-shadow="none" style:text-underline-style="none" fo:font-weight="normal" officeooo:rsid="00725102" style:font-size-asian="11pt" style:font-style-asian="normal" style:font-weight-asian="normal" style:text-emphasize="none"/>
    </style:style>
    <style:style style:name="T148" style:family="text">
      <style:text-properties fo:color="#ff0000" loext:opacity="100%" style:text-outline="false" style:text-line-through-style="none" style:text-line-through-type="none" fo:font-size="11pt" fo:font-style="normal" fo:text-shadow="none" style:text-underline-style="none" fo:font-weight="normal" officeooo:rsid="00725102" style:font-size-asian="11pt" style:font-style-asian="normal" style:font-weight-asian="normal" style:text-emphasize="none"/>
    </style:style>
    <style:style style:name="T149" style:family="text">
      <style:text-properties fo:color="#ff0000" loext:opacity="100%" style:text-outline="false" style:text-line-through-style="none" style:text-line-through-type="none" fo:font-style="normal" fo:text-shadow="none" style:text-underline-style="none" fo:font-weight="normal" officeooo:rsid="00725102" style:font-style-asian="normal" style:font-weight-asian="normal" style:text-emphasize="none"/>
    </style:style>
    <style:style style:name="T150" style:family="text">
      <style:text-properties officeooo:rsid="0075b9fa"/>
    </style:style>
    <style:style style:name="T151" style:family="text">
      <style:text-properties officeooo:rsid="00789998"/>
    </style:style>
    <style:style style:name="T152" style:family="text">
      <style:text-properties officeooo:rsid="00799352"/>
    </style:style>
    <style:style style:name="T153" style:family="text">
      <style:text-properties officeooo:rsid="007afef0"/>
    </style:style>
    <style:style style:name="T154" style:family="text">
      <style:text-properties officeooo:rsid="007cc39a"/>
    </style:style>
    <style:style style:name="T155" style:family="text">
      <style:text-properties fo:font-size="10pt" style:font-size-asian="10pt" style:font-size-complex="10pt"/>
    </style:style>
    <style:style style:name="T156" style:family="text">
      <style:text-properties fo:font-style="italic" style:font-style-asian="italic" style:font-style-complex="italic"/>
    </style:style>
    <style:style style:name="T157" style:family="text">
      <style:text-properties fo:font-style="italic" officeooo:rsid="00771178" style:font-style-asian="italic" style:font-style-complex="italic"/>
    </style:style>
    <style:style style:name="T158" style:family="text">
      <style:text-properties officeooo:rsid="007e123d"/>
    </style:style>
    <style:style style:name="T159" style:family="text">
      <style:text-properties officeooo:rsid="007fdfe8"/>
    </style:style>
    <style:style style:name="T160" style:family="text">
      <style:text-properties officeooo:rsid="0080ca42"/>
    </style:style>
    <style:style style:name="T161" style:family="text">
      <style:text-properties officeooo:rsid="008154d8"/>
    </style:style>
    <style:style style:name="T162" style:family="text">
      <style:text-properties officeooo:rsid="008258b6"/>
    </style:style>
    <style:style style:name="T163" style:family="text">
      <style:text-properties officeooo:rsid="0082e86a"/>
    </style:style>
    <style:style style:name="T164" style:family="text">
      <style:text-properties officeooo:rsid="0084cc8a"/>
    </style:style>
    <style:style style:name="T165" style:family="text">
      <style:text-properties officeooo:rsid="00867165"/>
    </style:style>
    <style:style style:name="T166" style:family="text">
      <style:text-properties officeooo:rsid="001f7a42"/>
    </style:style>
    <style:style style:name="T167" style:family="text">
      <style:text-properties officeooo:rsid="002c9245"/>
    </style:style>
    <style:style style:name="T168" style:family="text">
      <style:text-properties officeooo:rsid="00289e8e"/>
    </style:style>
    <style:style style:name="T169" style:family="text">
      <style:text-properties officeooo:rsid="00876d20"/>
    </style:style>
    <style:style style:name="T170" style:family="text">
      <style:text-properties officeooo:rsid="0087e6d8"/>
    </style:style>
    <style:style style:name="T171" style:family="text">
      <style:text-properties style:font-name="Cantarell"/>
    </style:style>
    <style:style style:name="T172" style:family="text">
      <style:text-properties style:font-name="Cantarell" fo:font-size="11pt" style:font-size-asian="11pt" style:font-size-complex="11pt"/>
    </style:style>
    <style:style style:name="T173" style:family="text">
      <style:text-properties style:font-name="Cantarell" fo:font-size="11pt" officeooo:rsid="003bc0e7" style:font-size-asian="11pt" style:font-size-complex="11pt"/>
    </style:style>
    <style:style style:name="T174" style:family="text">
      <style:text-properties style:font-name="Cantarell" fo:font-size="11pt" officeooo:rsid="0042be85" style:font-size-asian="11pt" style:font-size-complex="11pt"/>
    </style:style>
    <style:style style:name="T175" style:family="text">
      <style:text-properties style:font-name="Cantarell" fo:font-size="11pt" officeooo:rsid="00449beb" style:font-size-asian="11pt" style:font-size-complex="11pt"/>
    </style:style>
    <style:style style:name="T176" style:family="text">
      <style:text-properties style:font-name="Cantarell" fo:font-size="11pt" officeooo:rsid="00579a8a" style:font-size-asian="11pt" style:font-size-complex="11pt"/>
    </style:style>
    <style:style style:name="T177" style:family="text">
      <style:text-properties style:font-name="Cantarell" fo:font-size="11pt" officeooo:rsid="006e086d" style:font-size-asian="11pt" style:font-size-complex="11pt"/>
    </style:style>
    <style:style style:name="T178" style:family="text">
      <style:text-properties style:font-name="Cantarell" fo:font-size="11pt" fo:background-color="#ffff00" loext:char-shading-value="0" style:font-size-asian="11pt" style:font-size-complex="11pt"/>
    </style:style>
    <style:style style:name="T179" style:family="text">
      <style:text-properties style:font-name="Cantarell" fo:font-size="11pt" officeooo:rsid="00411d5a" fo:background-color="#ffff00" loext:char-shading-value="0" style:font-size-asian="11pt" style:font-size-complex="11pt"/>
    </style:style>
    <style:style style:name="T180" style:family="text">
      <style:text-properties style:font-name="Cantarell" fo:font-size="11pt" fo:font-weight="bold" style:font-size-asian="11pt" style:font-weight-asian="bold" style:font-size-complex="11pt" style:font-weight-complex="bold"/>
    </style:style>
    <style:style style:name="T181" style:family="text">
      <style:text-properties style:font-name="Cantarell" officeooo:rsid="00579a8a"/>
    </style:style>
    <style:style style:name="T182" style:family="text">
      <style:text-properties style:font-name="Cantarell" fo:font-weight="bold" style:font-weight-asian="bold" style:font-weight-complex="bold"/>
    </style:style>
    <style:style style:name="T183" style:family="text">
      <style:text-properties style:font-name="Cantarell" officeooo:rsid="006e086d"/>
    </style:style>
    <style:style style:name="T184" style:family="text">
      <style:text-properties style:font-name="Cantarell" fo:font-size="10pt" style:font-size-asian="10pt" style:font-size-complex="10pt"/>
    </style:style>
    <style:style style:name="T185" style:family="text">
      <style:text-properties style:font-name="Cantarell" officeooo:rsid="003bc0e7"/>
    </style:style>
    <style:style style:name="T186" style:family="text">
      <style:text-properties style:font-name="Cantarell" fo:background-color="#ffff00" loext:char-shading-value="0"/>
    </style:style>
    <style:style style:name="T187" style:family="text">
      <style:text-properties style:font-name="Cantarell" officeooo:rsid="00411d5a" fo:background-color="#ffff00" loext:char-shading-value="0"/>
    </style:style>
    <style:style style:name="T188" style:family="text">
      <style:text-properties style:font-name="Cantarell" officeooo:rsid="0042be85"/>
    </style:style>
    <style:style style:name="T189" style:family="text">
      <style:text-properties style:font-name="Cantarell" officeooo:rsid="00449beb"/>
    </style:style>
    <style:style style:name="T190" style:family="text">
      <style:text-properties officeooo:rsid="000da0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Notebooks for West Midlands 2021, 2022 and 2030</text:p>
      <text:p text:style-name="P56"/>
      <text:p text:style-name="P73">- Use 2021 data <text:span text:style-name="T165">sources</text:span></text:p>
      <text:p text:style-name="P74"><text:span text:style-name="T166">- U</text:span>se 2019 data <text:span text:style-name="T165">sources </text:span><text:span text:style-name="T167">when </text:span><text:span text:style-name="T168">2021 not available at the time of the research</text:span> (bc 2020 has been subject to covid crisis and mobility was highly impa<text:span text:style-name="T166">cted</text:span>).</text:p>
      <text:p text:style-name="P57"/>
      <text:p text:style-name="P57"/>
      <text:p text:style-name="P99"><text:span text:style-name="T4">Notebook 1</text:span> </text:p>
      <text:p text:style-name="P100"><text:span text:style-name="T165">O</text:span>k</text:p>
      <text:p text:style-name="P100"/>
      <text:p text:style-name="P101"/>
      <text:p text:style-name="P101"/>
      <text:p text:style-name="P58">Notebook 2</text:p>
      <text:p text:style-name="P109"><text:span text:style-name="T165">L</text:span><text:span text:style-name="T2">ong (</text:span><text:span text:style-name="T190">48h</text:span><text:span text:style-name="T2">). </text:span><text:span text:style-name="T55">N</text:span><text:span text:style-name="T57">eed to parallelized </text:span><text:span text:style-name="T56">by OA </text:span><text:span text:style-name="T57">and run on server.</text:span></text:p>
      <text:p text:style-name="P101"/>
      <text:p text:style-name="P101"/>
      <text:p text:style-name="P59"/>
      <text:p text:style-name="P59">Notebook 3</text:p>
      <text:p text:style-name="P75">Need to adapt VALUES FROM NTS0201 <text:span text:style-name="T10">and NTS9901</text:span> for the considered region <text:span text:style-name="T28">(cf. nb3 adaptations)</text:span></text:p>
      <text:p text:style-name="P7"/>
      <text:p text:style-name="P60"/>
      <text:p text:style-name="P60"/>
      <text:p text:style-name="P60">Notebook 4</text:p>
      <text:p text:style-name="P130"><text:span text:style-name="T27">N</text:span>eed to add code to transform columns name<text:span text:style-name="T1">s</text:span></text:p>
      <text:p text:style-name="P138">df_economic_activity = df_economic_activity[df_economic_activity.columns.drop(list(df_economic_activity.filter(regex='All')))]</text:p>
      <text:p text:style-name="P138">df_economic_activity = df_economic_activity[df_economic_activity.columns.drop(list(df_economic_activity.filter(regex='Employee')))]</text:p>
      <text:p text:style-name="P138">df_economic_activity = df_economic_activity[df_economic_activity.columns.drop(list(df_economic_activity.filter(regex='Part-time')))]</text:p>
      <text:p text:style-name="P138">df_economic_activity = df_economic_activity[df_economic_activity.columns.drop(list(df_economic_activity.filter(regex='Self-employed')))]</text:p>
      <text:p text:style-name="P138">df_economic_activity = df_economic_activity[df_economic_activity.columns.drop(list(df_economic_activity.filter(regex='Economically active: Total;')))]</text:p>
      <text:p text:style-name="P138"/>
      <text:p text:style-name="P138">df_economic_activity.columns = df_economic_activity.columns.str.replace('Sex: Males;', '1_')</text:p>
      <text:p text:style-name="P138">df_economic_activity.columns = df_economic_activity.columns.str.replace('Sex: Females;', '2_')</text:p>
      <text:p text:style-name="P138">df_economic_activity.columns = df_economic_activity.columns.str.replace('Age: Age 16 to 24;', '16_24_')</text:p>
      <text:p text:style-name="P138">df_economic_activity.columns = df_economic_activity.columns.str.replace('Age: Age 25 to 34;', '25_34_')</text:p>
      <text:p text:style-name="P138">df_economic_activity.columns = df_economic_activity.columns.str.replace('Age: Age 35 to 49;', '35_49_')</text:p>
      <text:p text:style-name="P138">df_economic_activity.columns = df_economic_activity.columns.str.replace('Age: Age 50 to 64;', '50_64_')</text:p>
      <text:p text:style-name="P138">df_economic_activity.columns = df_economic_activity.columns.str.replace('Age: Age 65 and over;', '65_120_')</text:p>
      <text:p text:style-name="P138"/>
      <text:p text:style-name="P138">df_economic_activity.columns = df_economic_activity.columns.str.replace('Economic Activity: Economically active: In employment: Total; measures: Value', 'Employed')</text:p>
      <text:p text:style-name="P138">df_economic_activity.columns = df_economic_activity.columns.str.replace(r"Economic Activity: Economically active: Unemployed \(including full\-time students\); measures: Value", 'Unemployed')</text:p>
      <text:p text:style-name="P138">df_economic_activity.columns = df_economic_activity.columns.str.replace('Economic Activity: Economically inactive; measures: Value', 'Inactive')</text:p>
      <text:p text:style-name="P138"/>
      <text:p text:style-name="P138">df_economic_activity</text:p>
      <text:p text:style-name="P102"/>
      <text:p text:style-name="P102"><text:soft-page-break/></text:p>
      <text:p text:style-name="P103"><text:span text:style-name="T32">Need to adapt </text:span><text:span text:style-name="T33">values from</text:span><text:span text:style-name="T32"> </text:span><text:span text:style-name="T34">HI Regional labour market: Headline indicators</text:span><text:span text:style-name="T32"> for the considered region </text:span></text:p>
      <text:p text:style-name="P1"><text:a xlink:type="simple" xlink:href="https://www.ons.gov.uk/employmentandlabourmarket/peopleinwork/employmentandemployeetypes/datasets/headlinelabourforcesurveyindicatorsforthewestmidlandshi05" text:style-name="Internet_20_link" text:visited-style-name="Visited_20_Internet_20_Link"><text:span text:style-name="T172">https://www.ons.gov.uk/employmentandlabourmarket/peopleinwork/employmentandemployeetypes/datasets/headlinelabourforcesurveyindicatorsforthewestmidlandshi05</text:span></text:a></text:p>
      <text:p text:style-name="P104"><text:span text:style-name="T28">Inactive rate for males (</text:span><text:span text:style-name="T29">1</text:span><text:span text:style-name="T28">) in </text:span><text:span text:style-name="T60">2021</text:span><text:span text:style-name="T28"> per range of age</text:span></text:p>
      <text:p text:style-name="P111">Inactive rate for females (2) in <text:span text:style-name="T60">2021</text:span> per range of age</text:p>
      <text:p text:style-name="P112">Inactive conversors 2011 to <text:s/><text:span text:style-name="T60">2021</text:span></text:p>
      <text:p text:style-name="P111">Employment rate for males (1) in <text:span text:style-name="T60">2021</text:span> per range of age</text:p>
      <text:p text:style-name="P111">Employment rate for <text:span text:style-name="T29">fe</text:span>males (1) in <text:span text:style-name="T60">2021</text:span> per range of age</text:p>
      <text:p text:style-name="P112">Employment conversors 2011 to <text:span text:style-name="T60">2021</text:span></text:p>
      <text:p text:style-name="P113"/>
      <text:p text:style-name="P61">→<text:span text:style-name="T97"> Long but can’t be parallelized</text:span></text:p>
      <text:p text:style-name="P62"/>
      <text:p text:style-name="P63">Notebook 5</text:p>
      <text:p text:style-name="P110"><text:span text:style-name="T58">Quite l</text:span><text:span text:style-name="T59">ong, </text:span><text:span text:style-name="T58">may be </text:span><text:span text:style-name="T59">parallelized by OA</text:span></text:p>
      <text:p text:style-name="P131"/>
      <text:p text:style-name="P131"><text:span text:style-name="T27">N</text:span>eed to add code to transform columns name<text:span text:style-name="T1">s</text:span></text:p>
      <text:p text:style-name="P139">df_occupation = df_occupation[df_occupation.columns.drop(list(df_occupation.filter(regex='All')))]</text:p>
      <text:p text:style-name="P139"/>
      <text:p text:style-name="P139">df_occupation.columns = df_occupation.columns.str.replace('Occupation: 1. Managers, directors and senior officials; ', 'occupation_1_', regex=False)</text:p>
      <text:p text:style-name="P139">df_occupation.columns = df_occupation.columns.str.replace('Occupation: 2. Professional occupations; ', 'occupation_2_', regex=False)</text:p>
      <text:p text:style-name="P139">df_occupation.columns = df_occupation.columns.str.replace('Occupation: 3. Associate professional and technical occupations; ', 'occupation_3_', regex=False)</text:p>
      <text:p text:style-name="P139">df_occupation.columns = df_occupation.columns.str.replace('Occupation: 4. Administrative and secretarial occupations; ', 'occupation_4_', regex=False)</text:p>
      <text:p text:style-name="P139">df_occupation.columns = df_occupation.columns.str.replace('Occupation: 5. Skilled trades occupations; ', 'occupation_5_', regex=False)</text:p>
      <text:p text:style-name="P139">df_occupation.columns = df_occupation.columns.str.replace('Occupation: 6. Caring, leisure and other service occupations; ', 'occupation_6_', regex=False)</text:p>
      <text:p text:style-name="P139">df_occupation.columns = df_occupation.columns.str.replace('Occupation: 7. Sales and customer service occupations; ', 'occupation_7_', regex=False)</text:p>
      <text:p text:style-name="P139">df_occupation.columns = df_occupation.columns.str.replace('Occupation: 8. Process, plant and machine operatives; ', 'occupation_8_', regex=False)</text:p>
      <text:p text:style-name="P139">df_occupation.columns = df_occupation.columns.str.replace('Occupation: 9. Elementary occupations; ', 'occupation_9_', regex=False)</text:p>
      <text:p text:style-name="P139"/>
      <text:p text:style-name="P139">df_occupation.columns = df_occupation.columns.str.replace('Age: Age 16 to 24; measures: Value', '16_24')</text:p>
      <text:p text:style-name="P139">df_occupation.columns = df_occupation.columns.str.replace('Age: Age 25 to 34; measures: Value', '25_34')</text:p>
      <text:p text:style-name="P139">df_occupation.columns = df_occupation.columns.str.replace('Age: Age 35 to 49; measures: Value', '35_49')</text:p>
      <text:p text:style-name="P139">df_occupation.columns = df_occupation.columns.str.replace('Age: Age 50 to 64; measures: Value', '50_64')</text:p>
      <text:p text:style-name="P139">df_occupation.columns = df_occupation.columns.str.replace('Age: Age 65 and over; measures: Value', '65_120')</text:p>
      <text:p text:style-name="P139"/>
      <text:p text:style-name="P139">df_occupation</text:p>
      <text:p text:style-name="P114"/>
      <text:p text:style-name="P105"><text:span text:style-name="T32">Need to adapt </text:span><text:span text:style-name="T33">values from</text:span><text:span text:style-name="T32"> </text:span><text:span text:style-name="T30">annual population survey - workplace analysis</text:span><text:span text:style-name="T32"> for the considered region </text:span><text:span text:style-name="T35">and year</text:span></text:p>
      <text:p text:style-name="P79">occupation_list_males_last</text:p>
      <text:p text:style-name="P80"><text:span text:style-name="T81">occupation_list_</text:span><text:span text:style-name="T82">fe</text:span><text:span text:style-name="T81">males_last</text:span></text:p>
      <text:p text:style-name="P80"><text:span text:style-name="T81">occupation conversor</text:span><text:span text:style-name="T82">s</text:span></text:p>
      <text:p text:style-name="P81">% of males in each occupation type</text:p>
      <text:p text:style-name="P81">% of females in each occupation type</text:p>
      <text:p text:style-name="P81"/>
      <text:p text:style-name="P76"/>
      <text:p text:style-name="P81"/>
      <text:p text:style-name="P81"/>
      <text:p text:style-name="P81"/>
      <text:p text:style-name="P68"/>
      <text:p text:style-name="P69"><text:span text:style-name="T82">N</text:span>otebook 6</text:p>
      <text:p text:style-name="P78"><text:span text:style-name="T27">N</text:span>eed to add code to transform columns name<text:span text:style-name="T1">s</text:span></text:p>
      <text:p text:style-name="P140">df_QS601EW_inactive = df_QS601EW_inactive[df_QS601EW_inactive.columns.drop(list(df_QS601EW_inactive.filter(regex='All')))]</text:p>
      <text:p text:style-name="P140">df_QS601EW_inactive = df_QS601EW_inactive[df_QS601EW_inactive.columns.drop(list(df_QS601EW_inactive.filter(regex='Total')))]</text:p>
      <text:p text:style-name="P140">df_QS601EW_inactive = df_QS601EW_inactive[df_QS601EW_inactive.columns.drop(list(df_QS601EW_inactive.filter(regex='Part-time')))]</text:p>
      <text:p text:style-name="P140">df_QS601EW_inactive = df_QS601EW_inactive[df_QS601EW_inactive.columns.drop(list(df_QS601EW_inactive.filter(regex='Full-time;')))]</text:p>
      <text:p text:style-name="P140">df_QS601EW_inactive = df_QS601EW_inactive[df_QS601EW_inactive.columns.drop(list(df_QS601EW_inactive.filter(regex='Self-employed')))]</text:p>
      <text:p text:style-name="P140">df_QS601EW_inactive = df_QS601EW_inactive[df_QS601EW_inactive.columns.drop(list(df_QS601EW_inactive.filter(regex='Unemployed')))]</text:p>
      <text:p text:style-name="P140"/>
      <text:p text:style-name="P140">df_QS601EW_inactive.columns = df_QS601EW_inactive.columns.str.replace('Economic Activity: Economically active: Full-time student; measures: Value', 'Economically_active_Fulltime_student', regex=False)</text:p>
      <text:p text:style-name="P140">df_QS601EW_inactive.columns = df_QS601EW_inactive.columns.str.replace('Economic Activity: Economically inactive: Retired; measures: Value', 'Economically_inactive_Retired', regex=False)</text:p>
      <text:p text:style-name="P140">df_QS601EW_inactive.columns = df_QS601EW_inactive.columns.str.replace('Economic Activity: Economically inactive: Student (including full-time students); measures: Value', 'Economically_inactive_Student', regex=False)</text:p>
      <text:p text:style-name="P140">df_QS601EW_inactive.columns = df_QS601EW_inactive.columns.str.replace('Economic Activity: Economically inactive: Looking after home or family; measures: Value', 'Economically_inactive_Looking_after_home_or_family', regex=False)</text:p>
      <text:p text:style-name="P140">df_QS601EW_inactive.columns = df_QS601EW_inactive.columns.str.replace('Economic Activity: Economically inactive: Long-term sick or disabled; measures: Value', 'Economically_inactive_Longterm_sick_or_disabled', regex=False)</text:p>
      <text:p text:style-name="P140">df_QS601EW_inactive.columns = df_QS601EW_inactive.columns.str.replace('Economic Activity: Economically inactive: Other; measures: Value', 'Economically_inactive_Other', regex=False)</text:p>
      <text:p text:style-name="P140"/>
      <text:p text:style-name="P140">df_QS601EW_inactive</text:p>
      <text:p text:style-name="P140"/>
      <text:p text:style-name="P82"/>
      <text:p text:style-name="P83"><text:span text:style-name="T50">Need to adapt </text:span><text:span text:style-name="T51">values from</text:span><text:span text:style-name="T48"> </text:span><text:span text:style-name="T50"><text:s/></text:span><text:span text:style-name="T52">HI Regional labour market: Headline indicators</text:span><text:span text:style-name="T50"> for the considered region </text:span></text:p>
      <text:p text:style-name="P82">inactive_student_conversor</text:p>
      <text:p text:style-name="P85">percentage male inactive student</text:p>
      <text:p text:style-name="P85">percentage female inactive student</text:p>
      <text:p text:style-name="P77"/>
      <text:p text:style-name="P84">inactive_<text:span text:style-name="T61">lookingafter</text:span>_conversor</text:p>
      <text:p text:style-name="P86">percentage male inactive <text:span text:style-name="T61">lookingafter</text:span></text:p>
      <text:p text:style-name="P86">percentage female inactive <text:span text:style-name="T61">lookingafter</text:span></text:p>
      <text:p text:style-name="P86"/>
      <text:p text:style-name="P84">inactive_<text:span text:style-name="T61">retired</text:span>_conversor</text:p>
      <text:p text:style-name="P106"><text:span text:style-name="T38">percentage male inactive </text:span><text:span text:style-name="T39">retired</text:span></text:p>
      <text:p text:style-name="P86">percentage female inactive <text:span text:style-name="T61">retired</text:span></text:p>
      <text:p text:style-name="P86"/>
      <text:p text:style-name="P86">inactive_longtermsick_conversor</text:p>
      <text:p text:style-name="P107"><text:span text:style-name="T38">percentage male inactive </text:span><text:span text:style-name="T40">l</text:span><text:span text:style-name="T38">ongtermsick</text:span></text:p>
      <text:p text:style-name="P87">percentage female inactive <text:span text:style-name="T62">l</text:span>ongtermsick</text:p>
      <text:p text:style-name="P87"/>
      <text:p text:style-name="P108"><text:span text:style-name="T36">W</text:span><text:span text:style-name="T37">hen run, need to check values compared to Table 23-35 and adapt conversor value by hand while &gt;2% error</text:span><text:span text:style-name="T71"> to minimize % errors</text:span><text:span text:style-name="T70">.</text:span></text:p>
      <text:p text:style-name="P88"/>
      <text:p text:style-name="P70"/>
      <text:p text:style-name="P71"/>
      <text:p text:style-name="P72">Notebook 7</text:p>
      <text:p text:style-name="P90"><text:span text:style-name="T67">Need to adapt </text:span><text:span text:style-name="T68">values from</text:span><text:span text:style-name="T67"> </text:span><text:span text:style-name="T69">Earnings and hours worked, region by occupation by two-digit SOC: ASHE Table 3 </text:span><text:span text:style-name="T66">and </text:span><text:span text:style-name="T69">Table 15 </text:span><text:span text:style-name="T67">for the considered region </text:span><text:span text:style-name="T66">and year</text:span></text:p>
      <text:p text:style-name="P134">For each occupation type</text:p>
      <text:p text:style-name="P91"><text:span text:style-name="T65"><text:tab/></text:span><text:span text:style-name="T64">occupation_income</text:span></text:p>
      <text:p text:style-name="P135"><text:tab/>occupation_gap</text:p>
      <text:p text:style-name="P136"/>
      <text:p text:style-name="P132"><text:span text:style-name="T72">S</text:span><text:span text:style-name="T73">lots of income based on the age →</text:span><text:span text:style-name="T72"> hand calibration to minimize mean/median/quantile errors</text:span><text:span text:style-name="T73">.</text:span></text:p>
      <text:p text:style-name="P89"/>
      <text:p text:style-name="P89"/>
      <text:p text:style-name="P89"/>
      <text:p text:style-name="P16">Notebook <text:span text:style-name="T74">8</text:span></text:p>
      <text:p text:style-name="P21"><text:span text:style-name="T165">O</text:span>k</text:p>
      <text:p text:style-name="P21"/>
      <text:p text:style-name="P9"/>
      <text:p text:style-name="P17">Notebook 9</text:p>
      <text:p text:style-name="P9"><text:span text:style-name="T47">O</text:span><text:span text:style-name="T31">k</text:span></text:p>
      <text:p text:style-name="P19"/>
      <text:p text:style-name="P19"/>
      <text:p text:style-name="P19">Notebook 10</text:p>
      <text:p text:style-name="P13"><text:span text:style-name="T165">O</text:span>k</text:p>
      <text:p text:style-name="P13"/>
      <text:p text:style-name="P13"/>
      <text:p text:style-name="P14"><text:span text:style-name="T4">Notebook 1</text:span><text:span text:style-name="T5">1</text:span></text:p>
      <text:p text:style-name="P30"><text:span text:style-name="T75">Update </text:span>annual_gross_couple_2018_2019 , annual_gross_single_male_2018_2019 ,</text:p>
      <text:p text:style-name="P30">annual_gross_single_female_2018_2019 </text:p>
      <text:p text:style-name="P2"><text:span text:style-name="T173">with 2020_2021 values from </text:span><text:a xlink:type="simple" xlink:href="https://assets.publishing.service.gov.uk/government/uploads/system/uploads/attachment_data/file/1063354/Data-tables-Pensioners-Incomes-series-financial-year-2020-2021.ods" text:style-name="Internet_20_link" text:visited-style-name="Visited_20_Internet_20_Link"><text:span text:style-name="T172">Pensioners’ Incomes Series: financial year 2020 to 2021</text:span></text:a></text:p>
      <text:p text:style-name="P3"><text:span text:style-name="T172"><text:s/></text:span><text:a xlink:type="simple" xlink:href="https://www.gov.uk/government/statistics/pensioners-incomes-series-financial-year-2020-to-2021" text:style-name="Internet_20_link" text:visited-style-name="Visited_20_Internet_20_Link"><text:span text:style-name="T172">https://www.gov.uk/government/statistics/pensioners-incomes-series-financial-year-2020-to-2021</text:span></text:a></text:p>
      <text:p text:style-name="P15">Table 2_4 <text:span text:style-name="T76">(couples) </text:span>and 2_8 <text:span text:style-name="T76">(single by sex)</text:span></text:p>
      <text:p text:style-name="P22"/>
      <text:p text:style-name="P4"><text:span text:style-name="T179">Update P</text:span><text:span text:style-name="T178">ersonal Independence Payment </text:span><text:span text:style-name="T172">(PIP) </text:span><text:span text:style-name="T174">value</text:span><text:span text:style-name="T175">s</text:span><text:span text:style-name="T174"> from </text:span><text:a xlink:type="simple" xlink:href="https://www.gov.uk/pip/how-much-youll-get" text:style-name="Internet_20_link" text:visited-style-name="Visited_20_Internet_20_Link"><text:span text:style-name="T172">https://www.gov.uk/pip/how-much-youll-get</text:span></text:a></text:p>
      <text:p text:style-name="P23"><text:span text:style-name="T53">Update Universal Credit</text:span><text:span text:style-name="T77"> values from </text:span>https://www.gov.uk/universal-credit/what-youll-get</text:p>
      <text:p text:style-name="P25"><text:span text:style-name="T49">Update Carers allowance</text:span> value<text:span text:style-name="T78">s</text:span> from https://www.gov.uk/carers-allowance</text:p>
      <text:p text:style-name="P26"><text:span text:style-name="T54">Update </text:span><text:span text:style-name="T49">National minimum wage</text:span> value<text:span text:style-name="T79">s </text:span>2021 from https://assets.publishing.service.gov.uk/government/uploads/system/uploads/attachment_data/file/975183/LPC_2021_uprating_report.pdf</text:p>
      <text:p text:style-name="P27">And adapt age limit (25 → 23)</text:p>
      <text:p text:style-name="P26"/>
      <text:p text:style-name="P28">+ <text:span text:style-name="T165">A</text:span>daptation code to randomize income<text:span text:style-name="T169">s for </text:span>retired, <text:span text:style-name="T80">looking after, other.</text:span></text:p>
      <text:p text:style-name="P28"/>
      <text:p text:style-name="P28"/>
      <text:p text:style-name="P28"/>
      <text:p text:style-name="P18">Notebook <text:span text:style-name="T63">12</text:span></text:p>
      <text:p text:style-name="P24"><text:span text:style-name="T169">O</text:span>k</text:p>
      <text:p text:style-name="P24"/>
      <text:p text:style-name="P24"/>
      <text:p text:style-name="P20">Notebook<text:span text:style-name="T170">s</text:span> <text:span text:style-name="T63">1</text:span><text:span text:style-name="T170">3, 14 and 15</text:span></text:p>
      <text:p text:style-name="P29">New notebooks to add qualification attribute and health status attribute.</text:p>
      <text:p text:style-name="P115"><text:span text:style-name="T3">File name: <text:s/>SPENSER_notebook_</text:span><text:span text:style-name="T6">13</text:span></text:p>
      <text:p text:style-name="P64">This Jupyter notebook:</text:p>
      <text:list xml:id="list3026976941" text:style-name="WWNum2">
        <text:list-item>
          <text:p text:style-name="P34">Calculates the column: <text:span text:style-name="T86">highest degree</text:span>. This column classifies <text:span text:style-name="T86">population</text:span> in <text:span text:style-name="T86">3</text:span> categories: <text:span text:style-name="T86">higher education degree, below degree or other, none</text:span></text:p>
        </text:list-item>
      </text:list>
      <text:p text:style-name="P116"/>
      <text:p text:style-name="P64">Dependencies:</text:p>
      <text:list xml:id="list2928686051" text:style-name="WWNum8">
        <text:list-item>
          <text:p text:style-name="P37">Libraries shown in cell 1</text:p>
        </text:list-item>
        <text:list-item>
          <text:p text:style-name="P37">Persons cvs file exported from SPENSER_notebook_<text:span text:style-name="T86">12</text:span></text:p>
        </text:list-item>
        <text:list-item>
          <text:p text:style-name="P31"><text:span text:style-name="T172">LC5102EW (Highest level of qualification by age</text:span><text:span text:style-name="T176">)</text:span><text:span text:style-name="T172"> - Census 2011 – Nomis (</text:span><text:a xlink:type="simple" xlink:href="https://www.nomisweb.co.uk/census/2011/lc5102ew" text:style-name="Internet_20_link" text:visited-style-name="Visited_20_Internet_20_Link"><text:span text:style-name="T180">https://www.nomisweb.co.uk/census/2011/lc5102ew</text:span></text:a><text:span text:style-name="T172">)</text:span></text:p>
        </text:list-item>
      </text:list>
      <text:p text:style-name="P41"/>
      <text:p text:style-name="P41">This table needs to be cleaned and column names need to be modified <text:span text:style-name="T87">(cf. notebook)</text:span></text:p>
      <table:table table:name="Table1" table:style-name="Table1">
        <table:table-column table:style-name="Table1.A"/>
        <table:table-column table:style-name="Table1.B"/>
        <table:table-row table:style-name="Table1.1">
          <table:table-cell table:style-name="Table1.A1" office:value-type="string">
            <text:p text:style-name="P42">Old names</text:p>
          </table:table-cell>
          <table:table-cell table:style-name="Table1.A1" office:value-type="string">
            <text:p text:style-name="P42">New names</text:p>
          </table:table-cell>
        </table:table-row>
        <table:table-row table:style-name="Table1.1">
          <table:table-cell table:style-name="Table1.A1" office:value-type="string">
            <text:p text:style-name="P43">Qualification: No qualifications; measures: Value</text:p>
          </table:table-cell>
          <table:table-cell table:style-name="Table1.A1" office:value-type="string">
            <text:p text:style-name="P43"><text:span text:style-name="T90">n</text:span>o_qualif</text:p>
          </table:table-cell>
        </table:table-row>
        <table:table-row table:style-name="Table1.1">
          <table:table-cell table:style-name="Table1.A1" office:value-type="string">
            <text:p text:style-name="P43">Qualification: Level 1 qualifications; measures: Value Qualif_1</text:p>
            <text:p text:style-name="P44">or</text:p>
            <text:p text:style-name="P44">Qualification: Level <text:span text:style-name="T87">2</text:span> qualifications; measures: Value</text:p>
            <text:p text:style-name="P44">or</text:p>
            <text:p text:style-name="P44">Qualification: Level 3 qualifications; measures: Value</text:p>
            <text:p text:style-name="P44">or</text:p>
            <text:p text:style-name="P44">Qualification: Apprenticeship; measures: Value</text:p>
            <text:p text:style-name="P44">or</text:p>
            <text:p text:style-name="P44">Qualification: Other qualifications; measures: Value</text:p>
          </table:table-cell>
          <table:table-cell table:style-name="Table1.A1" office:value-type="string">
            <text:p text:style-name="P45">below</text:p>
          </table:table-cell>
        </table:table-row>
        <table:table-row table:style-name="Table1.1">
          <table:table-cell table:style-name="Table1.A1" office:value-type="string">
            <text:p text:style-name="P43">Qualification: Level 4 qualifications and above; measures: Value</text:p>
          </table:table-cell>
          <table:table-cell table:style-name="Table1.A1" office:value-type="string">
            <text:p text:style-name="P44">higher</text:p>
          </table:table-cell>
        </table:table-row>
      </table:table>
      <text:list text:style-name="WWNum5">
        <text:list-header>
          <text:p text:style-name="P46">By age range </text:p>
          <text:p text:style-name="P46"/>
        </text:list-header>
      </text:list>
      <text:list xml:id="list93057570069822" text:continue-list="list2928686051" text:style-name="WWNum8">
        <text:list-item>
          <text:p text:style-name="P38">annual population survey </text:p>
        </text:list-item>
      </text:list>
      <text:p text:style-name="P47">Geography: <text:span text:style-name="T88">combined authority</text:span></text:p>
      <text:p text:style-name="P47">Date: the chosen one for your project <text:span text:style-name="T88">(2021 and 2011)</text:span></text:p>
      <text:p text:style-name="P48">Variable: Qualifications (NVQ) by age</text:p>
      <text:p text:style-name="P47">This file has to be used to convert data from 2011 to <text:span text:style-name="T88">2021</text:span> by comparing values from both years (by <text:span text:style-name="T88">range of age)</text:span></text:p>
      <text:p text:style-name="P47"/>
      <text:list xml:id="list93056373732626" text:continue-numbering="true" text:style-name="WWNum8">
        <text:list-header>
          <text:p text:style-name="P39">Converter<text:span text:style-name="T89">s </text:span>value<text:span text:style-name="T89">s</text:span> w<text:span text:style-name="T89">ere</text:span> included directly into the code.</text:p>
        </text:list-header>
        <text:list-item>
          <text:p text:style-name="P32"><text:span text:style-name="T177">ELSA wave 1 report </text:span><text:a xlink:type="simple" xlink:href="https://www.ucl.ac.uk/drupal/site_iehc/sites/iehc/files/elsa_-_wave_1_report.pdf" text:style-name="Internet_20_link" text:visited-style-name="Visited_20_Internet_20_Link"><text:span text:style-name="T177">https://www.ucl.ac.uk/drupal/site_iehc/sites/iehc/files/elsa_-_wave_1_report.pdf</text:span></text:a></text:p>
        </text:list-item>
      </text:list>
      <text:p text:style-name="P49">This file has to be used to <text:span text:style-name="T99">derive</text:span> <text:span text:style-name="T99">highest degree % for 64-120</text:span> <text:span text:style-name="T99">for</text:span> <text:span text:style-name="T88">2021 </text:span><text:span text:style-name="T99">by range of age</text:span></text:p>
      <text:p text:style-name="P41"/>
      <text:p text:style-name="P65">Main function. Code explanation:</text:p>
      <text:p text:style-name="P117">People <text:span text:style-name="T91">younger</text:span> than <text:span text:style-name="T91">16</text:span> are considered as “<text:span text:style-name="T91">no qualification</text:span>” only. This is because information provided in document “<text:span text:style-name="T91">annual population survey</text:span>” only shows statistics related to this range of age (16-64). </text:p>
      <text:p text:style-name="P117">In t<text:span text:style-name="T91">he first part of this </text:span>code, people aged between 16 and 64 are grouped in one of the <text:span text:style-name="T91">3</text:span> possible categories (<text:span text:style-name="T91">no qualification, below</text:span>, <text:span text:style-name="T91">higher education</text:span>). A dataframe containing only those people in the range of age is used.</text:p>
      <text:p text:style-name="P116"/>
      <text:p text:style-name="P116"><text:span text:style-name="T83">No qualification</text:span>:</text:p>
      <text:p text:style-name="P116">An empty list where the small blocks of dataframes of <text:span text:style-name="T92">NO QUALIFICATION</text:span> will be stored is created empty: persons_NE_no_qualif_chosen_all_list = []</text:p>
      <text:p text:style-name="P118">“no_qualif_conversor_<text:span text:style-name="T93">x_x</text:span>” value<text:span text:style-name="T93">s</text:span> <text:span text:style-name="T93">are</text:span> defined. It converts the % of <text:span text:style-name="T92">NO QUALIFICATION</text:span> <text:span text:style-name="T93">people</text:span> from 2011 to <text:span text:style-name="T93">2021</text:span> based on data from "<text:span text:style-name="T93">annual population survey</text:span>" <text:span text:style-name="T93">for each age range.</text:span></text:p>
      <text:p text:style-name="P116">The function starts looping through the OA areas of the study area.</text:p>
      <text:p text:style-name="P118">The first OA area is selected and a dataframe (df_LC5102EW_OAarea) is generated containing the values from the df_LC5102EW (values from the Census 2011 that contains the number of people per age <text:span text:style-name="T93">range</text:span> <text:span text:style-name="T93">for each highest degree</text:span>) .</text:p>
      <text:p text:style-name="P118">Then, all people of the selected group of age are stored in a dataframe (globals()[f"df_{age_range[0]}_{age_range[1]}"])</text:p>
      <text:p text:style-name="P118">Another variable (globals()[f"total_{age_range[0]}_{age_range[1]}_in_OA_20<text:span text:style-name="T93">21</text:span>"]) counts the number of people selected previously.</text:p>
      <text:p text:style-name="P118">3 variables are created, containing the type of <text:span text:style-name="T93">highest degree</text:span> based on range of age.</text:p>
      <text:p text:style-name="P118">These values will be used to find the specific value of people of a specific range of age and OA area that are considered as <text:span text:style-name="T93">no_qualification</text:span>, <text:span text:style-name="T93">below</text:span> or <text:span text:style-name="T93">higher qualification</text:span> in the Census 2011 table.</text:p>
      <text:p text:style-name="P118">Then, the value of people of the selected range of age and OA area that <text:span text:style-name="T94">have no qualification</text:span> in 2011 are stored in the variable “globals()[f"<text:span text:style-name="T94">no_qualif</text:span>_{age_range[0]}_{age_range[1]}_LC5102EW"]”. The same for <text:span text:style-name="T94">below</text:span> and <text:span text:style-name="T94">higher</text:span>:</text:p>
      <text:p text:style-name="P118">“globals()[f"below_{age_range[0]}_{age_range[1]}_LC5102EW"] <text:s/></text:p>
      <text:p text:style-name="P118">“globals()[f"<text:span text:style-name="T94">higher</text:span>_{age_range[0]}_{age_range[1]}_LC5102EW"] </text:p>
      <text:p text:style-name="P118">Then these three values are combined to know the total number of people with the specific age range that live in the selected OA area during 2011.</text:p>
      <text:p text:style-name="P118">Then, this value is used to calculate the ratio of people between <text:span text:style-name="T95">2021</text:span> and 2011 with the specific age range and OA area. The number of people selected from the synthetic population is divided by the total number of people from the census 2011 table. If value &gt; 1, it means there are more people in <text:span text:style-name="T95">2021</text:span> in the selected OA area of the specific range of age. If value &lt; 1, the opposite.</text:p>
      <text:p text:style-name="P119">Then, a new value of <text:span text:style-name="T94">no qualification</text:span> people (specific range of age and OA area) is generated, updating the value from 2011 by multiplying the 2011:</text:p>
      <text:p text:style-name="P118">New value for <text:span text:style-name="T96">2021</text:span> = (Value from 2011 (table LC5102EW)) * (no_qualif conversor value (based on age range)) * (ratio of people <text:span text:style-name="T96">2021</text:span> vs 2011 ) </text:p>
      <text:p text:style-name="P118">This value is the number of people from the synthetic population that will be considered as "<text:span text:style-name="T96">no_qualification</text:span>" based on their OA area <text:span text:style-name="T96">and</text:span> range of age.</text:p>
      <text:p text:style-name="P118"/>
      <text:p text:style-name="P120">The number of people is selected based on their age range and NSSEC distribution from:</text:p>
      <text:p text:style-name="P6"><text:a xlink:type="simple" xlink:href="https://statistics.ukdataservice.ac.uk/dataset/age-highest-level-qualification-ns-sec-national-statistics-socio-economic-classification-0" text:style-name="Internet_20_link" text:visited-style-name="Visited_20_Internet_20_Link"><text:span text:style-name="T172">https://statistics.ukdataservice.ac.uk/dataset/age-highest-level-qualification-ns-sec-national-statistics-socio-economic-classification-0</text:span></text:a></text:p>
      <text:p text:style-name="P118"/>
      <text:p text:style-name="P118">Once all OA areas are looped and all member of a group of age are selected as <text:span text:style-name="T98">no qualification</text:span>, then the previous list is converted into a dataframe (globals()[f"df_{age_range[0]}_{age_range[1]}_no_qualif"]).</text:p>
      <text:p text:style-name="P118">Then, using this dataframe, it is calculated the % of people <text:span text:style-name="T98">with no qualification</text:span> with the same range of age.</text:p>
      <text:p text:style-name="P122"><text:soft-page-break/>The values is then compare against the one given in table “<text:span text:style-name="T91">annual population survey</text:span>” related to year <text:span text:style-name="T98">2021</text:span>. If the difference is not within a <text:span text:style-name="T98">2</text:span>%, then a new iteration should be done updating the parameter that transform the rate from 2011 to <text:span text:style-name="T98">2021</text:span> ((globals()[f"<text:span text:style-name="T98">no_qualif</text:span>_conversor_{age_range[0]}_{age_range[1]}"])). This value is increased or decreased <text:span text:style-name="T98">manually </text:span>by 0.025, depending if the value obtained is greater or lower than the expected.</text:p>
      <text:p text:style-name="P118">Once all range of ages are processed, the function finishes</text:p>
      <text:p text:style-name="P118">Then, results obtained for each group need to be concatenated in order to have all the persons selected as “<text:span text:style-name="T98">no qualification</text:span>” in a single dataframe (df_persons_NE_<text:span text:style-name="T98">no_qualif</text:span>)</text:p>
      <text:p text:style-name="P92"/>
      <text:p text:style-name="P117"><text:span text:style-name="T84">Higher degree</text:span><text:span text:style-name="T85"> qualification</text:span><text:span text:style-name="T41">:</text:span></text:p>
      <text:p text:style-name="P93">We remove already assigned (no qualification) people from df_16_64.</text:p>
      <text:p text:style-name="P94"><text:span text:style-name="T99">Then s</text:span>ame approach is applied <text:span text:style-name="T99">to assign ‘higher’ qualification to the correct number of people by OA and range of age</text:span>. </text:p>
      <text:p text:style-name="P121">The number of people is selected based on their age range and NSSEC distribution from:</text:p>
      <text:p text:style-name="P5"><text:a xlink:type="simple" xlink:href="https://statistics.ukdataservice.ac.uk/dataset/age-highest-level-qualification-ns-sec-national-statistics-socio-economic-classification-0" text:style-name="Internet_20_link" text:visited-style-name="Visited_20_Internet_20_Link"><text:span text:style-name="T171">https://statistics.ukdataservice.ac.uk/dataset/age-highest-level-qualification-ns-sec-national-statistics-socio-economic-classification-0</text:span></text:a></text:p>
      <text:p text:style-name="P94"/>
      <text:p text:style-name="P117"><text:span text:style-name="T84">Below degree</text:span><text:span text:style-name="T85"> qualification</text:span><text:span text:style-name="T41">:</text:span></text:p>
      <text:p text:style-name="P93">We remove already assigned (no qualification and higher qualification) people from df_16_64.</text:p>
      <text:p text:style-name="P117"><text:span text:style-name="T42">The remaining people from 16-64 are assigned ‘below’ qualification</text:span><text:span text:style-name="T43">. </text:span></text:p>
      <text:p text:style-name="P94"/>
      <text:p text:style-name="P94"/>
      <text:p text:style-name="P94"/>
      <text:p text:style-name="P133">For the individuals aged 65+</text:p>
      <text:p text:style-name="P96">Using ELSA wave 1 from 2002, get “Table 2A.11. Educational attainment, by gender and age group”.</text:p>
      <text:p text:style-name="P96">We have the % of highest degree by age range (50-54, 55-59, 60-64, 65-69, 70-74, 75-79, 80+) and sex in 2002.</text:p>
      <text:p text:style-name="P123"><text:span text:style-name="T44">If we convert these values to 2021 (19 years later), we have the % of highest degree by age range (69-73, 74-78, 79-83, 84-88, 89-93, 94-98, 99+) and sex. We assume that the individuals d</text:span><text:span text:style-name="T45">o</text:span><text:span text:style-name="T44"> not have higher degrees than what they have in 2002 for this age range (</text:span><text:span text:style-name="T45">i.e. the 69-99+ population in 2021 have the qualifications of the 50-80+ population in 2002</text:span><text:span text:style-name="T44">).</text:span></text:p>
      <text:p text:style-name="P124"><text:span text:style-name="T44">For 65-68 year range, </text:span><text:span text:style-name="T46">we take the 69-73 percentage modulated by the difference from one age range to another : </text:span><text:span text:style-name="T115">=</text:span><text:span text:style-name="T121">69-73%</text:span><text:span text:style-name="T116">*(</text:span><text:span text:style-name="T121">69-73% </text:span><text:span text:style-name="T116">/ </text:span><text:span text:style-name="T121">74-78%</text:span><text:span text:style-name="T116">).</text:span></text:p>
      <text:p text:style-name="P124"><text:span text:style-name="T117">We then convert the obtained percentages to real % =</text:span><text:span text:style-name="T122">65-68%</text:span><text:span text:style-name="T116">*100/SUM(</text:span><text:span text:style-name="T149">%</text:span><text:span text:style-name="T116">)</text:span></text:p>
      <text:p text:style-name="P137"/>
      <text:p text:style-name="P97"/>
      <text:p text:style-name="P98"/>
      <text:p text:style-name="P95"/>
      <text:p text:style-name="P125"><text:span text:style-name="T3">File name: <text:s/>SPENSER_notebook_</text:span><text:span text:style-name="T6">1</text:span><text:span text:style-name="T7">4</text:span></text:p>
      <text:p text:style-name="P66">This Jupyter notebook:</text:p>
      <text:list xml:id="list93055931006728" text:continue-list="list3026976941" text:style-name="WWNum2">
        <text:list-item>
          <text:p text:style-name="P35">Calculates the column: <text:span text:style-name="T150">health status</text:span>. This column classifies <text:span text:style-name="T86">population</text:span> in <text:span text:style-name="T150">3 </text:span>categories: <text:span text:style-name="T150">good health</text:span><text:span text:style-name="T86">, </text:span><text:span text:style-name="T150">fair health</text:span><text:span text:style-name="T86"> or </text:span><text:span text:style-name="T150">bad health</text:span></text:p>
        </text:list-item>
      </text:list>
      <text:p text:style-name="P66">Dependencies:</text:p>
      <text:list xml:id="list93057781263616" text:continue-list="list93056373732626" text:style-name="WWNum8">
        <text:list-item text:start-value="1">
          <text:p text:style-name="P40">Libraries shown in cell 1</text:p>
        </text:list-item>
        <text:list-item>
          <text:p text:style-name="P40">Persons cvs file exported from SPENSER_notebook_<text:span text:style-name="T86">12</text:span></text:p>
        </text:list-item>
        <text:list-item>
          <text:p text:style-name="P33"><text:span text:style-name="T172">CT0794 - Age by long-term health problem or disability by general health by sex – Census 2011 – Nomis </text:span><text:a xlink:type="simple" xlink:href="https://www.ons.gov.uk/peoplepopulationandcommunity/healthandsocialcare/disability/adhocs/007503ct07342011censusagebylongtermhealthproblemordisabilitybygeneralhealthbysexnationalenglandwales" text:style-name="Internet_20_link" text:visited-style-name="Visited_20_Internet_20_Link"><text:span text:style-name="T172">https://www.ons.gov.uk/peoplepopulationandcommunity/healthandsocialcare/disability/adhocs/007503ct07342011censusagebylongtermhealthproblemordisabilitybygeneralhealthbysexnationalenglandwales</text:span></text:a></text:p>
        </text:list-item>
      </text:list>
      <text:p text:style-name="P50"><text:tab/><text:span text:style-name="T161">(</text:span><text:span text:style-name="T158">Only source with fine </text:span><text:span text:style-name="T159">scale </text:span><text:span text:style-name="T158">age range </text:span><text:span text:style-name="T161">we found)</text:span></text:p>
      <text:p text:style-name="P50"/>
      <text:p text:style-name="P50">https://fingertips.phe.org.uk/static-reports/health-profile-for-england/regional-profile-west_midlands.html#health-in-adults → <text:span text:style-name="T157">f</text:span><text:span text:style-name="T156">or males in 2017-2019 healthy life expectancy has decreased by 0.6 years since 2010-2012, for females decreased by 0.3 year</text:span><text:span text:style-name="T157">s.</text:span></text:p>
      <text:p text:style-name="P51"><text:span text:style-name="T153">We then a</text:span><text:span text:style-name="T151">ssume it is ok to use 2011 </text:span><text:span text:style-name="T153">general health </text:span><text:span text:style-name="T151">values by age.</text:span></text:p>
      <text:p text:style-name="P51"><text:span text:style-name="T162">Note: h</text:span><text:span text:style-name="T152">ere, we </text:span><text:span text:style-name="T151">do not consider </text:span><text:span text:style-name="T152">how differences</text:span><text:span text:style-name="T151"> in education, employment and living conditions and variations in social care and health services influence healthy life expectancy.</text:span></text:p>
      <text:p text:style-name="P51"/>
      <text:p text:style-name="P52">From CT0794 extract manually the rows for area of interest <text:span text:style-name="T154">and compute % </text:span><text:span text:style-name="T160">by sex and age_range.</text:span></text:p>
      <text:p text:style-name="P53">We add a “Health status”column with value 0 for all.</text:p>
      <text:p text:style-name="P53">Then, for each age range, for each gender, we load the % of people in good health. We select randomly the good health individuals and we assign them a “Health status” at 2.</text:p>
      <text:p text:style-name="P53">Then, we remove them from the population to assign.</text:p>
      <text:p text:style-name="P53">For each age range, for each gender, we load the % of people in fair health. We select randomly the fair health individuals and we assign them a “Health status” at 1.</text:p>
      <text:p text:style-name="P53">The remaining people are assumed to hava a bad health (i.e. value 0).</text:p>
      <text:p text:style-name="P126"><text:span text:style-name="T3">File name: <text:s/>SPENSER_notebook_</text:span><text:span text:style-name="T6">1</text:span><text:span text:style-name="T8">5</text:span></text:p>
      <text:p text:style-name="P67">This Jupyter notebook:</text:p>
      <text:list xml:id="list93057669902649" text:continue-list="list93055931006728" text:style-name="WWNum2">
        <text:list-item>
          <text:p text:style-name="P36">Merges all previous generated outputs in one single dataframe</text:p>
        </text:list-item>
      </text:list>
      <text:p text:style-name="P67">Dependencies:</text:p>
      <text:list text:style-name="WWNum15">
        <text:list-item>
          <text:p text:style-name="P54">Libraries shown in cell 1</text:p>
        </text:list-item>
        <text:list-item>
          <text:p text:style-name="P54">All output csv files from the following notebooks:</text:p>
          <text:list>
            <text:list-item>
              <text:p text:style-name="P54">SPENSER_notebook_<text:span text:style-name="T163">12</text:span> (<text:span text:style-name="T163">all</text:span> people <text:span text:style-name="T163">with sociodemographics and mobility attributes</text:span>)</text:p>
            </text:list-item>
            <text:list-item>
              <text:p text:style-name="P54">SPENSER _notebook_<text:span text:style-name="T163">13</text:span> (<text:span text:style-name="T163">Highest degree</text:span>)</text:p>
            </text:list-item>
            <text:list-item>
              <text:p text:style-name="P54">SPENSER_notebook_<text:span text:style-name="T163">14</text:span> (<text:span text:style-name="T163">Health status</text:span>)</text:p>
            </text:list-item>
          </text:list>
        </text:list-item>
      </text:list>
      <text:p text:style-name="P127"/>
      <text:p text:style-name="P127"/>
      <text:p text:style-name="P67">Main function. Code explanation:</text:p>
      <text:p text:style-name="P128">This code merges all dataframes in one. The goal is to have all calculated attributes together in a single dataframe.</text:p>
      <text:p text:style-name="P128">It starts <text:span text:style-name="T164">merging the “Health status” attribute</text:span> <text:span text:style-name="T164">into the Highest degree dataframe.</text:span></text:p>
      <text:p text:style-name="P129">Then, <text:span text:style-name="T164">i</text:span>t <text:span text:style-name="T164">merges the “Health status” attribute</text:span> <text:span text:style-name="T164">and “Highest degree” attribute into the all socio-demographic attributes dataframe.</text:span></text:p>
      <text:p text:style-name="P128"><text:bookmark text:name="_GoBack"/>Finally, the relevant columns are kept in a new dataframe (df_persons_NE_clean). Columns are renamed and the dataframe is saved as a CSV f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bin" svg:font-family="Cabi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ntarell" svg:font-family="Cantarell"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Condensed" svg:font-family="'DejaVu Sans Condensed'" style:font-family-generic="swiss"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riam Mono CLM" svg:font-family="'Miriam Mono CLM'" style:font-pitch="fixed"/>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6T16:00:44.609548116</meta:creation-date>
    <dc:date>2022-09-21T09:30:55.669190397</dc:date>
    <meta:editing-duration>P1DT11H23M36S</meta:editing-duration>
    <meta:editing-cycles>107</meta:editing-cycles>
    <meta:generator>LibreOffice/7.4.1.2$Linux_X86_64 LibreOffice_project/3c58a8f3a960df8bc8fd77b461821e42c061c5f0</meta:generator>
    <meta:document-statistic meta:table-count="1" meta:image-count="0" meta:object-count="0" meta:page-count="10" meta:paragraph-count="223" meta:word-count="2211" meta:character-count="18795" meta:non-whitespace-character-count="16798"/>
  </office:meta>
</office:document-meta>
</file>